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2.302cm"/>
    </style:style>
    <style:style style:name="Tabela1.B" style:family="table-column">
      <style:table-column-properties style:column-width="14.711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4.249cm"/>
    </style:style>
    <style:style style:name="Tabela5.B" style:family="table-column">
      <style:table-column-properties style:column-width="6.863cm"/>
    </style:style>
    <style:style style:name="Tabela5.C" style:family="table-column">
      <style:table-column-properties style:column-width="5.9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C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7cm" style:rel-column-width="21845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2.469cm"/>
    </style:style>
    <style:style style:name="Tabela3.B" style:family="table-column">
      <style:table-column-properties style:column-width="14.543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4.249cm"/>
    </style:style>
    <style:style style:name="Tabela4.B" style:family="table-column">
      <style:table-column-properties style:column-width="8.239cm"/>
    </style:style>
    <style:style style:name="Tabela4.C" style:family="table-column">
      <style:table-column-properties style:column-width="4.524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C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013cm" fo:margin-left="0cm" table:align="left"/>
    </style:style>
    <style:style style:name="Tabela7.A" style:family="table-column">
      <style:table-column-properties style:column-width="4.249cm"/>
    </style:style>
    <style:style style:name="Tabela7.B" style:family="table-column">
      <style:table-column-properties style:column-width="8.239cm"/>
    </style:style>
    <style:style style:name="Tabela7.C" style:family="table-column">
      <style:table-column-properties style:column-width="4.524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C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4.249cm" style:rel-column-width="16383*"/>
    </style:style>
    <style:style style:name="Tabela6.C" style:family="table-column">
      <style:table-column-properties style:column-width="8.5cm" style:rel-column-width="32769*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C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officeooo:rsid="00002d90" officeooo:paragraph-rsid="00002d90"/>
    </style:style>
    <style:style style:name="P2" style:family="paragraph" style:parent-style-name="Standard">
      <style:text-properties style:font-name="Arial" officeooo:rsid="00002d90" officeooo:paragraph-rsid="00043b87"/>
    </style:style>
    <style:style style:name="P3" style:family="paragraph" style:parent-style-name="Standard">
      <style:text-properties style:font-name="Arial" officeooo:rsid="00002d90" officeooo:paragraph-rsid="0009e1ad"/>
    </style:style>
    <style:style style:name="P4" style:family="paragraph" style:parent-style-name="Standard">
      <style:text-properties style:font-name="Arial" officeooo:rsid="00002d90" officeooo:paragraph-rsid="0027c900"/>
    </style:style>
    <style:style style:name="P5" style:family="paragraph" style:parent-style-name="Standard">
      <style:text-properties style:font-name="Arial" officeooo:rsid="00002d90" officeooo:paragraph-rsid="002c4f22"/>
    </style:style>
    <style:style style:name="P6" style:family="paragraph" style:parent-style-name="Standard">
      <style:text-properties style:font-name="Arial" officeooo:rsid="00002d90" officeooo:paragraph-rsid="00284612"/>
    </style:style>
    <style:style style:name="P7" style:family="paragraph" style:parent-style-name="Standard">
      <style:text-properties style:font-name="Arial" officeooo:rsid="00002d90" officeooo:paragraph-rsid="0032021a"/>
    </style:style>
    <style:style style:name="P8" style:family="paragraph" style:parent-style-name="Standard">
      <style:text-properties style:font-name="Arial" officeooo:rsid="00002d90" officeooo:paragraph-rsid="0036ce0f"/>
    </style:style>
    <style:style style:name="P9" style:family="paragraph" style:parent-style-name="Standard">
      <style:text-properties style:font-name="Arial" officeooo:rsid="00002d90" officeooo:paragraph-rsid="0038bbcb"/>
    </style:style>
    <style:style style:name="P10" style:family="paragraph" style:parent-style-name="Standard">
      <style:text-properties style:font-name="Arial" officeooo:rsid="00002d90" officeooo:paragraph-rsid="0005a71d"/>
    </style:style>
    <style:style style:name="P11" style:family="paragraph" style:parent-style-name="Standard">
      <style:text-properties style:font-name="Arial" officeooo:rsid="00022a33" officeooo:paragraph-rsid="00002d90"/>
    </style:style>
    <style:style style:name="P12" style:family="paragraph" style:parent-style-name="Standard">
      <style:text-properties style:font-name="Arial" officeooo:rsid="00022a33" officeooo:paragraph-rsid="00022a33"/>
    </style:style>
    <style:style style:name="P13" style:family="paragraph" style:parent-style-name="Standard">
      <style:text-properties style:font-name="Arial" officeooo:rsid="00022a33" officeooo:paragraph-rsid="0002f288"/>
    </style:style>
    <style:style style:name="P14" style:family="paragraph" style:parent-style-name="Standard">
      <style:text-properties style:font-name="Arial" officeooo:rsid="00022a33" officeooo:paragraph-rsid="0038bbcb"/>
    </style:style>
    <style:style style:name="P15" style:family="paragraph" style:parent-style-name="Standard">
      <style:text-properties style:font-name="Arial" officeooo:rsid="0002f288" officeooo:paragraph-rsid="0002f288"/>
    </style:style>
    <style:style style:name="P16" style:family="paragraph" style:parent-style-name="Standard">
      <style:text-properties style:font-name="Arial" officeooo:rsid="0002f288" officeooo:paragraph-rsid="0038bbcb"/>
    </style:style>
    <style:style style:name="P17" style:family="paragraph" style:parent-style-name="Standard">
      <style:text-properties style:font-name="Arial" officeooo:rsid="0005a71d" officeooo:paragraph-rsid="0005a71d"/>
    </style:style>
    <style:style style:name="P18" style:family="paragraph" style:parent-style-name="Standard">
      <style:text-properties style:font-name="Arial" officeooo:rsid="001152ce" officeooo:paragraph-rsid="001152ce"/>
    </style:style>
    <style:style style:name="P19" style:family="paragraph" style:parent-style-name="Standard">
      <style:text-properties style:font-name="Arial" officeooo:rsid="001152ce" officeooo:paragraph-rsid="0011fb8d"/>
    </style:style>
    <style:style style:name="P20" style:family="paragraph" style:parent-style-name="Standard">
      <style:text-properties style:font-name="Arial" officeooo:rsid="0008fa8a" officeooo:paragraph-rsid="0008fa8a"/>
    </style:style>
    <style:style style:name="P21" style:family="paragraph" style:parent-style-name="Standard">
      <style:text-properties style:font-name="Arial" officeooo:rsid="0008fa8a" officeooo:paragraph-rsid="001152ce"/>
    </style:style>
    <style:style style:name="P22" style:family="paragraph" style:parent-style-name="Standard">
      <style:text-properties style:font-name="Arial" officeooo:rsid="0008fa8a" officeooo:paragraph-rsid="000ba3d5"/>
    </style:style>
    <style:style style:name="P23" style:family="paragraph" style:parent-style-name="Standard">
      <style:text-properties style:font-name="Arial" officeooo:rsid="0008fa8a" officeooo:paragraph-rsid="000ca998"/>
    </style:style>
    <style:style style:name="P24" style:family="paragraph" style:parent-style-name="Standard">
      <style:text-properties style:font-name="Arial" officeooo:rsid="0008fa8a" officeooo:paragraph-rsid="0030ed2e"/>
    </style:style>
    <style:style style:name="P25" style:family="paragraph" style:parent-style-name="Standard">
      <style:text-properties style:font-name="Arial" officeooo:rsid="0008fa8a" officeooo:paragraph-rsid="0038bbcb"/>
    </style:style>
    <style:style style:name="P26" style:family="paragraph" style:parent-style-name="Standard">
      <style:text-properties style:font-name="Arial" officeooo:rsid="00043b87" officeooo:paragraph-rsid="00043b87"/>
    </style:style>
    <style:style style:name="P27" style:family="paragraph" style:parent-style-name="Standard">
      <style:text-properties style:font-name="Arial" officeooo:rsid="00043b87" officeooo:paragraph-rsid="00002d90"/>
    </style:style>
    <style:style style:name="P28" style:family="paragraph" style:parent-style-name="Standard">
      <style:text-properties style:font-name="Arial" officeooo:rsid="0009e1ad" officeooo:paragraph-rsid="0009e1ad"/>
    </style:style>
    <style:style style:name="P29" style:family="paragraph" style:parent-style-name="Standard">
      <style:text-properties style:font-name="Arial" officeooo:rsid="0009e1ad" officeooo:paragraph-rsid="003a6068"/>
    </style:style>
    <style:style style:name="P30" style:family="paragraph" style:parent-style-name="Standard">
      <style:text-properties style:font-name="Arial" officeooo:rsid="000adbca" officeooo:paragraph-rsid="000adbca"/>
    </style:style>
    <style:style style:name="P31" style:family="paragraph" style:parent-style-name="Standard">
      <style:text-properties style:font-name="Arial" officeooo:rsid="000adbca" officeooo:paragraph-rsid="000ba3d5"/>
    </style:style>
    <style:style style:name="P32" style:family="paragraph" style:parent-style-name="Standard">
      <style:text-properties style:font-name="Arial" officeooo:rsid="000adbca" officeooo:paragraph-rsid="003a6068"/>
    </style:style>
    <style:style style:name="P33" style:family="paragraph" style:parent-style-name="Standard">
      <style:text-properties style:font-name="Arial" officeooo:rsid="000ba3d5" officeooo:paragraph-rsid="000ba3d5"/>
    </style:style>
    <style:style style:name="P34" style:family="paragraph" style:parent-style-name="Standard">
      <style:text-properties style:font-name="Arial" officeooo:rsid="000ca998" officeooo:paragraph-rsid="000da4a9"/>
    </style:style>
    <style:style style:name="P35" style:family="paragraph" style:parent-style-name="Standard">
      <style:text-properties style:font-name="Arial" officeooo:rsid="000ca998" officeooo:paragraph-rsid="000ca998"/>
    </style:style>
    <style:style style:name="P36" style:family="paragraph" style:parent-style-name="Standard">
      <style:text-properties style:font-name="Arial" officeooo:rsid="000da4a9" officeooo:paragraph-rsid="000da4a9"/>
    </style:style>
    <style:style style:name="P37" style:family="paragraph" style:parent-style-name="Standard">
      <style:text-properties style:font-name="Arial" officeooo:rsid="000da4a9" officeooo:paragraph-rsid="000ca998"/>
    </style:style>
    <style:style style:name="P38" style:family="paragraph" style:parent-style-name="Standard">
      <style:text-properties style:font-name="Arial" officeooo:rsid="00141714" officeooo:paragraph-rsid="000ca998"/>
    </style:style>
    <style:style style:name="P39" style:family="paragraph" style:parent-style-name="Standard">
      <style:text-properties style:font-name="Arial" officeooo:rsid="001044ad" officeooo:paragraph-rsid="000da4a9"/>
    </style:style>
    <style:style style:name="P40" style:family="paragraph" style:parent-style-name="Standard">
      <style:text-properties style:font-name="Arial" officeooo:rsid="001044ad" officeooo:paragraph-rsid="001363a9"/>
    </style:style>
    <style:style style:name="P41" style:family="paragraph" style:parent-style-name="Standard">
      <style:text-properties style:font-name="Arial" officeooo:rsid="001044ad" officeooo:paragraph-rsid="001044ad"/>
    </style:style>
    <style:style style:name="P42" style:family="paragraph" style:parent-style-name="Standard">
      <style:text-properties style:font-name="Arial" fo:font-size="10.5pt" officeooo:rsid="0008fa8a" officeooo:paragraph-rsid="000ca998" style:font-size-asian="10.5pt" style:font-size-complex="10.5pt"/>
    </style:style>
    <style:style style:name="P43" style:family="paragraph" style:parent-style-name="Standard">
      <style:text-properties style:font-name="Arial" fo:font-size="10.5pt" officeooo:rsid="0032021a" officeooo:paragraph-rsid="00330c05" style:font-size-asian="10.5pt" style:font-size-complex="10.5pt"/>
    </style:style>
    <style:style style:name="P44" style:family="paragraph" style:parent-style-name="Standard">
      <style:text-properties style:font-name="Arial" fo:font-size="10.5pt" officeooo:rsid="00330c05" officeooo:paragraph-rsid="00330c05" style:font-size-asian="10.5pt" style:font-size-complex="10.5pt"/>
    </style:style>
    <style:style style:name="P45" style:family="paragraph" style:parent-style-name="Standard">
      <style:text-properties style:font-name="Arial" officeooo:rsid="0027c900" officeooo:paragraph-rsid="0027c900"/>
    </style:style>
    <style:style style:name="P46" style:family="paragraph" style:parent-style-name="Standard">
      <style:text-properties style:font-name="Arial" officeooo:rsid="0027c900" officeooo:paragraph-rsid="0032021a"/>
    </style:style>
    <style:style style:name="P47" style:family="paragraph" style:parent-style-name="Standard">
      <style:text-properties style:font-name="Arial" officeooo:rsid="00284612" officeooo:paragraph-rsid="00284612"/>
    </style:style>
    <style:style style:name="P48" style:family="paragraph" style:parent-style-name="Standard">
      <style:text-properties style:font-name="Arial" officeooo:rsid="0029d1f6" officeooo:paragraph-rsid="0029d1f6"/>
    </style:style>
    <style:style style:name="P49" style:family="paragraph" style:parent-style-name="Standard">
      <style:text-properties style:font-name="Arial" officeooo:rsid="0029d1f6" officeooo:paragraph-rsid="0057dcb7"/>
    </style:style>
    <style:style style:name="P50" style:family="paragraph" style:parent-style-name="Standard">
      <style:text-properties style:font-name="Arial" officeooo:rsid="002b274b" officeooo:paragraph-rsid="002b274b"/>
    </style:style>
    <style:style style:name="P51" style:family="paragraph" style:parent-style-name="Standard">
      <style:text-properties style:font-name="Arial" officeooo:rsid="002b274b" officeooo:paragraph-rsid="0029d1f6"/>
    </style:style>
    <style:style style:name="P52" style:family="paragraph" style:parent-style-name="Standard">
      <style:text-properties style:font-name="Arial" officeooo:rsid="002b274b" officeooo:paragraph-rsid="0057dcb7"/>
    </style:style>
    <style:style style:name="P53" style:family="paragraph" style:parent-style-name="Standard">
      <style:text-properties style:font-name="Arial" officeooo:rsid="0030ed2e" officeooo:paragraph-rsid="0030ed2e"/>
    </style:style>
    <style:style style:name="P54" style:family="paragraph" style:parent-style-name="Standard">
      <style:text-properties style:font-name="Arial" officeooo:rsid="0030ed2e" officeooo:paragraph-rsid="0032021a"/>
    </style:style>
    <style:style style:name="P55" style:family="paragraph" style:parent-style-name="Standard">
      <style:text-properties style:font-name="Arial" officeooo:rsid="0030ed2e" officeooo:paragraph-rsid="00330c05"/>
    </style:style>
    <style:style style:name="P56" style:family="paragraph" style:parent-style-name="Standard">
      <style:text-properties style:font-name="Arial" officeooo:rsid="001421cc" officeooo:paragraph-rsid="001421cc"/>
    </style:style>
    <style:style style:name="P57" style:family="paragraph" style:parent-style-name="Standard">
      <style:text-properties style:font-name="Arial" officeooo:rsid="0032021a" officeooo:paragraph-rsid="0032021a"/>
    </style:style>
    <style:style style:name="P58" style:family="paragraph" style:parent-style-name="Standard">
      <style:text-properties style:font-name="Arial" officeooo:rsid="0032021a" officeooo:paragraph-rsid="002f2869"/>
    </style:style>
    <style:style style:name="P59" style:family="paragraph" style:parent-style-name="Standard">
      <style:text-properties style:font-name="Arial" officeooo:rsid="0032021a" officeooo:paragraph-rsid="00352c14"/>
    </style:style>
    <style:style style:name="P60" style:family="paragraph" style:parent-style-name="Standard">
      <style:text-properties style:font-name="Arial" officeooo:rsid="00330c05" officeooo:paragraph-rsid="00330c05"/>
    </style:style>
    <style:style style:name="P61" style:family="paragraph" style:parent-style-name="Standard">
      <style:text-properties style:font-name="Arial" officeooo:rsid="00330c05" officeooo:paragraph-rsid="001421cc"/>
    </style:style>
    <style:style style:name="P62" style:family="paragraph" style:parent-style-name="Standard">
      <style:text-properties style:font-name="Arial" officeooo:rsid="00352c14" officeooo:paragraph-rsid="00352c14"/>
    </style:style>
    <style:style style:name="P63" style:family="paragraph" style:parent-style-name="Standard">
      <style:text-properties style:font-name="Arial" fo:font-weight="bold" officeooo:rsid="0032021a" officeooo:paragraph-rsid="0032021a" style:font-weight-asian="bold" style:font-weight-complex="bold"/>
    </style:style>
    <style:style style:name="P64" style:family="paragraph" style:parent-style-name="Standard">
      <style:text-properties style:font-name="Arial" fo:font-weight="bold" officeooo:rsid="0027c900" officeooo:paragraph-rsid="0027c900" style:font-weight-asian="bold" style:font-weight-complex="bold"/>
    </style:style>
    <style:style style:name="P65" style:family="paragraph" style:parent-style-name="Standard">
      <style:text-properties style:font-name="Arial" fo:font-weight="bold" officeooo:rsid="00330c05" officeooo:paragraph-rsid="00330c05" style:font-weight-asian="bold" style:font-weight-complex="bold"/>
    </style:style>
    <style:style style:name="P66" style:family="paragraph" style:parent-style-name="Standard">
      <style:text-properties style:font-name="Arial" fo:font-weight="bold" officeooo:rsid="0008fa8a" officeooo:paragraph-rsid="0038bbcb" style:font-weight-asian="bold" style:font-weight-complex="bold"/>
    </style:style>
    <style:style style:name="P67" style:family="paragraph" style:parent-style-name="Standard">
      <style:text-properties style:font-name="Arial" fo:font-weight="bold" officeooo:rsid="00022a33" officeooo:paragraph-rsid="0038bbcb" style:font-weight-asian="bold" style:font-weight-complex="bold"/>
    </style:style>
    <style:style style:name="P68" style:family="paragraph" style:parent-style-name="Standard">
      <style:text-properties style:font-name="Arial" fo:font-weight="bold" officeooo:rsid="00002d90" officeooo:paragraph-rsid="0038bbcb" style:font-weight-asian="bold" style:font-weight-complex="bold"/>
    </style:style>
    <style:style style:name="P69" style:family="paragraph" style:parent-style-name="Standard">
      <style:text-properties style:font-name="Arial" officeooo:rsid="003daefb" officeooo:paragraph-rsid="003daefb"/>
    </style:style>
    <style:style style:name="P70" style:family="paragraph" style:parent-style-name="Standard">
      <style:text-properties style:font-name="Arial" officeooo:rsid="001363a9" officeooo:paragraph-rsid="000ca998"/>
    </style:style>
    <style:style style:name="P71" style:family="paragraph" style:parent-style-name="Standard">
      <style:text-properties style:font-name="Arial" officeooo:rsid="00337d48" officeooo:paragraph-rsid="0032021a"/>
    </style:style>
    <style:style style:name="P72" style:family="paragraph" style:parent-style-name="Standard">
      <style:text-properties style:font-name="Arial" officeooo:rsid="0057dcb7" officeooo:paragraph-rsid="0057dcb7"/>
    </style:style>
    <style:style style:name="P73" style:family="paragraph" style:parent-style-name="Standard">
      <style:text-properties style:font-name="Arial" officeooo:rsid="00594fba" officeooo:paragraph-rsid="00594fba"/>
    </style:style>
    <style:style style:name="P74" style:family="paragraph" style:parent-style-name="Table_20_Contents">
      <style:text-properties style:font-name="Arial"/>
    </style:style>
    <style:style style:name="P75" style:family="paragraph" style:parent-style-name="Table_20_Contents">
      <style:text-properties style:font-name="Arial" fo:font-size="10.5pt" officeooo:rsid="0014d4ce" officeooo:paragraph-rsid="0014d4ce" style:font-size-asian="10.5pt" style:font-size-complex="10.5pt"/>
    </style:style>
    <style:style style:name="P76" style:family="paragraph" style:parent-style-name="Table_20_Contents">
      <style:text-properties style:font-name="Arial" fo:font-size="10.5pt" officeooo:rsid="0017bdd8" officeooo:paragraph-rsid="0017bdd8" style:font-size-asian="10.5pt" style:font-size-complex="10.5pt"/>
    </style:style>
    <style:style style:name="P77" style:family="paragraph" style:parent-style-name="Table_20_Contents">
      <style:text-properties style:font-name="Arial" fo:font-size="10.5pt" officeooo:rsid="00199840" officeooo:paragraph-rsid="00199840" style:font-size-asian="10.5pt" style:font-size-complex="10.5pt"/>
    </style:style>
    <style:style style:name="P78" style:family="paragraph" style:parent-style-name="Table_20_Contents">
      <style:text-properties style:font-name="Arial" fo:font-size="10.5pt" officeooo:rsid="001ca49e" officeooo:paragraph-rsid="001ca49e" style:font-size-asian="10.5pt" style:font-size-complex="10.5pt"/>
    </style:style>
    <style:style style:name="P79" style:family="paragraph" style:parent-style-name="Table_20_Contents">
      <style:text-properties style:font-name="Arial" fo:font-size="10.5pt" officeooo:rsid="001ca49e" officeooo:paragraph-rsid="002033fa" style:font-size-asian="10.5pt" style:font-size-complex="10.5pt"/>
    </style:style>
    <style:style style:name="P80" style:family="paragraph" style:parent-style-name="Table_20_Contents">
      <style:text-properties style:font-name="Arial" fo:font-size="10.5pt" officeooo:rsid="001f2c51" officeooo:paragraph-rsid="001f2c51" style:font-size-asian="10.5pt" style:font-size-complex="10.5pt"/>
    </style:style>
    <style:style style:name="P81" style:family="paragraph" style:parent-style-name="Table_20_Contents">
      <style:text-properties style:font-name="Arial" fo:font-size="10.5pt" officeooo:rsid="001f2c51" officeooo:paragraph-rsid="0020dbbd" style:font-size-asian="10.5pt" style:font-size-complex="10.5pt"/>
    </style:style>
    <style:style style:name="P82" style:family="paragraph" style:parent-style-name="Table_20_Contents">
      <style:text-properties style:font-name="Arial" fo:font-size="10.5pt" officeooo:rsid="002033fa" officeooo:paragraph-rsid="002033fa" style:font-size-asian="10.5pt" style:font-size-complex="10.5pt"/>
    </style:style>
    <style:style style:name="P83" style:family="paragraph" style:parent-style-name="Table_20_Contents">
      <style:text-properties style:font-name="Arial" fo:font-size="10.5pt" officeooo:rsid="0020dbbd" officeooo:paragraph-rsid="0020dbbd" style:font-size-asian="10.5pt" style:font-size-complex="10.5pt"/>
    </style:style>
    <style:style style:name="P84" style:family="paragraph" style:parent-style-name="Table_20_Contents">
      <style:text-properties style:font-name="Arial" fo:font-size="10.5pt" officeooo:rsid="002294ba" officeooo:paragraph-rsid="002294ba" style:font-size-asian="10.5pt" style:font-size-complex="10.5pt"/>
    </style:style>
    <style:style style:name="P85" style:family="paragraph" style:parent-style-name="Table_20_Contents">
      <style:text-properties style:font-name="Arial" fo:font-size="10.5pt" officeooo:rsid="0045c185" officeooo:paragraph-rsid="0045c185" style:font-size-asian="10.5pt" style:font-size-complex="10.5pt"/>
    </style:style>
    <style:style style:name="P86" style:family="paragraph" style:parent-style-name="Table_20_Contents">
      <style:text-properties style:font-name="Arial" fo:font-size="10.5pt" officeooo:rsid="0045c9f8" officeooo:paragraph-rsid="0045c9f8" style:font-size-asian="10.5pt" style:font-size-complex="10.5pt"/>
    </style:style>
    <style:style style:name="P87" style:family="paragraph" style:parent-style-name="Table_20_Contents">
      <style:text-properties style:font-name="Arial" fo:font-size="10.5pt" officeooo:rsid="0045d046" officeooo:paragraph-rsid="0045d046" style:font-size-asian="10.5pt" style:font-size-complex="10.5pt"/>
    </style:style>
    <style:style style:name="P88" style:family="paragraph" style:parent-style-name="Table_20_Contents">
      <style:text-properties style:font-name="Arial" fo:font-size="10.5pt" officeooo:rsid="00477e16" officeooo:paragraph-rsid="00477e16" style:font-size-asian="10.5pt" style:font-size-complex="10.5pt"/>
    </style:style>
    <style:style style:name="P89" style:family="paragraph" style:parent-style-name="Table_20_Contents">
      <style:text-properties style:font-name="Arial" fo:font-size="10.5pt" officeooo:rsid="0048d05a" officeooo:paragraph-rsid="0048d05a" style:font-size-asian="10.5pt" style:font-size-complex="10.5pt"/>
    </style:style>
    <style:style style:name="P90" style:family="paragraph" style:parent-style-name="Table_20_Contents">
      <style:text-properties style:font-name="Arial" fo:font-size="10.5pt" officeooo:rsid="0048d05a" officeooo:paragraph-rsid="004eb87c" style:font-size-asian="10.5pt" style:font-size-complex="10.5pt"/>
    </style:style>
    <style:style style:name="P91" style:family="paragraph" style:parent-style-name="Table_20_Contents">
      <style:text-properties style:font-name="Arial" fo:font-size="10.5pt" officeooo:rsid="0048ec6b" officeooo:paragraph-rsid="0048ec6b" style:font-size-asian="10.5pt" style:font-size-complex="10.5pt"/>
    </style:style>
    <style:style style:name="P92" style:family="paragraph" style:parent-style-name="Table_20_Contents">
      <style:text-properties style:font-name="Arial" fo:font-size="10.5pt" officeooo:rsid="0048ec6b" officeooo:paragraph-rsid="004d2baf" style:font-size-asian="10.5pt" style:font-size-complex="10.5pt"/>
    </style:style>
    <style:style style:name="P93" style:family="paragraph" style:parent-style-name="Table_20_Contents">
      <style:text-properties style:font-name="Arial" fo:font-size="10.5pt" officeooo:rsid="004951f7" officeooo:paragraph-rsid="004951f7" style:font-size-asian="10.5pt" style:font-size-complex="10.5pt"/>
    </style:style>
    <style:style style:name="P94" style:family="paragraph" style:parent-style-name="Table_20_Contents">
      <style:text-properties style:font-name="Arial" fo:font-size="10.5pt" officeooo:rsid="004a5572" officeooo:paragraph-rsid="004a5572" style:font-size-asian="10.5pt" style:font-size-complex="10.5pt"/>
    </style:style>
    <style:style style:name="P95" style:family="paragraph" style:parent-style-name="Table_20_Contents">
      <style:text-properties style:font-name="Arial" fo:font-size="10.5pt" officeooo:rsid="004d2baf" officeooo:paragraph-rsid="004d2baf" style:font-size-asian="10.5pt" style:font-size-complex="10.5pt"/>
    </style:style>
    <style:style style:name="P96" style:family="paragraph" style:parent-style-name="Table_20_Contents">
      <style:text-properties style:font-name="Arial" fo:font-size="10.5pt" officeooo:rsid="004eb87c" officeooo:paragraph-rsid="004eb87c" style:font-size-asian="10.5pt" style:font-size-complex="10.5pt"/>
    </style:style>
    <style:style style:name="P97" style:family="paragraph" style:parent-style-name="Table_20_Contents">
      <style:text-properties style:font-name="Arial" fo:font-size="10.5pt" officeooo:rsid="004f7164" officeooo:paragraph-rsid="004f7164" style:font-size-asian="10.5pt" style:font-size-complex="10.5pt"/>
    </style:style>
    <style:style style:name="P98" style:family="paragraph" style:parent-style-name="Table_20_Contents">
      <style:text-properties style:font-name="Arial" fo:font-size="10.5pt" officeooo:rsid="005369f9" officeooo:paragraph-rsid="005369f9" style:font-size-asian="10.5pt" style:font-size-complex="10.5pt"/>
    </style:style>
    <style:style style:name="P99" style:family="paragraph" style:parent-style-name="Table_20_Contents">
      <style:text-properties style:font-name="Arial" fo:font-size="10.5pt" officeooo:rsid="005369f9" officeooo:paragraph-rsid="00551e1f" style:font-size-asian="10.5pt" style:font-size-complex="10.5pt"/>
    </style:style>
    <style:style style:name="P100" style:family="paragraph" style:parent-style-name="Table_20_Contents">
      <style:text-properties style:font-name="Arial" officeooo:rsid="0027c900" officeooo:paragraph-rsid="0027c900"/>
    </style:style>
    <style:style style:name="P101" style:family="paragraph" style:parent-style-name="Table_20_Contents">
      <style:text-properties style:font-name="Arial" officeooo:rsid="00284612" officeooo:paragraph-rsid="00284612"/>
    </style:style>
    <style:style style:name="P102" style:family="paragraph" style:parent-style-name="Table_20_Contents">
      <style:text-properties style:font-name="Arial" officeooo:rsid="0029d1f6" officeooo:paragraph-rsid="0029d1f6"/>
    </style:style>
    <style:style style:name="P103" style:family="paragraph" style:parent-style-name="Table_20_Contents">
      <style:text-properties style:font-name="Arial" officeooo:rsid="0029d1f6" officeooo:paragraph-rsid="0032021a"/>
    </style:style>
    <style:style style:name="P104" style:family="paragraph" style:parent-style-name="Table_20_Contents">
      <style:text-properties style:font-name="Arial" officeooo:rsid="0029d1f6" officeooo:paragraph-rsid="0057dcb7"/>
    </style:style>
    <style:style style:name="P105" style:family="paragraph" style:parent-style-name="Table_20_Contents">
      <style:text-properties style:font-name="Arial" officeooo:rsid="002b274b" officeooo:paragraph-rsid="002b274b"/>
    </style:style>
    <style:style style:name="P106" style:family="paragraph" style:parent-style-name="Table_20_Contents">
      <style:text-properties style:font-name="Arial" officeooo:rsid="002b274b" officeooo:paragraph-rsid="0032021a"/>
    </style:style>
    <style:style style:name="P107" style:family="paragraph" style:parent-style-name="Table_20_Contents">
      <style:text-properties style:font-name="Arial" officeooo:rsid="002b274b" officeooo:paragraph-rsid="0057dcb7"/>
    </style:style>
    <style:style style:name="P108" style:family="paragraph" style:parent-style-name="Table_20_Contents">
      <style:text-properties style:font-name="Arial" officeooo:rsid="0030ed2e" officeooo:paragraph-rsid="0030ed2e"/>
    </style:style>
    <style:style style:name="P109" style:family="paragraph" style:parent-style-name="Table_20_Contents">
      <style:text-properties style:font-name="Arial" officeooo:rsid="0030ed2e" officeooo:paragraph-rsid="0032021a"/>
    </style:style>
    <style:style style:name="P110" style:family="paragraph" style:parent-style-name="Table_20_Contents">
      <style:text-properties style:font-name="Arial" officeooo:rsid="0030ed2e" officeooo:paragraph-rsid="0057dcb7"/>
    </style:style>
    <style:style style:name="P111" style:family="paragraph" style:parent-style-name="Table_20_Contents">
      <style:text-properties style:font-name="Arial" officeooo:rsid="0032021a" officeooo:paragraph-rsid="0032021a"/>
    </style:style>
    <style:style style:name="P112" style:family="paragraph" style:parent-style-name="Table_20_Contents">
      <style:text-properties style:font-name="Arial" officeooo:rsid="0032021a" officeooo:paragraph-rsid="0057dcb7"/>
    </style:style>
    <style:style style:name="P113" style:family="paragraph" style:parent-style-name="Table_20_Contents">
      <style:text-properties style:font-name="Arial" officeooo:paragraph-rsid="0032021a"/>
    </style:style>
    <style:style style:name="P114" style:family="paragraph" style:parent-style-name="Table_20_Contents">
      <style:text-properties style:font-name="Arial" officeooo:rsid="00337d48" officeooo:paragraph-rsid="00337d48"/>
    </style:style>
    <style:style style:name="P115" style:family="paragraph" style:parent-style-name="Table_20_Contents">
      <style:text-properties style:font-name="Arial" officeooo:rsid="00337d48" officeooo:paragraph-rsid="0032021a"/>
    </style:style>
    <style:style style:name="P116" style:family="paragraph" style:parent-style-name="Table_20_Contents">
      <style:text-properties style:font-name="Arial" officeooo:rsid="00337d48" officeooo:paragraph-rsid="0057dcb7"/>
    </style:style>
    <style:style style:name="P117" style:family="paragraph" style:parent-style-name="Table_20_Contents">
      <style:text-properties style:font-name="Arial" officeooo:rsid="00352c14" officeooo:paragraph-rsid="00352c14"/>
    </style:style>
    <style:style style:name="P118" style:family="paragraph" style:parent-style-name="Table_20_Contents">
      <style:text-properties style:font-name="Arial" fo:font-weight="bold" officeooo:rsid="002b274b" officeooo:paragraph-rsid="002b274b" style:font-weight-asian="bold" style:font-weight-complex="bold"/>
    </style:style>
    <style:style style:name="P119" style:family="paragraph" style:parent-style-name="Table_20_Contents">
      <style:text-properties style:font-name="Arial" fo:font-weight="bold" officeooo:rsid="002b274b" officeooo:paragraph-rsid="0057dcb7" style:font-weight-asian="bold" style:font-weight-complex="bold"/>
    </style:style>
    <style:style style:name="P120" style:family="paragraph" style:parent-style-name="Table_20_Contents">
      <style:text-properties style:font-name="Arial" fo:font-weight="bold" officeooo:rsid="0057dcb7" officeooo:paragraph-rsid="0057dcb7" style:font-weight-asian="bold" style:font-weight-complex="bold"/>
    </style:style>
    <style:style style:name="P121" style:family="paragraph" style:parent-style-name="Table_20_Contents">
      <style:text-properties style:font-name="Arial" fo:font-weight="bold" officeooo:rsid="0030ed2e" officeooo:paragraph-rsid="0057dcb7" style:font-weight-asian="bold" style:font-weight-complex="bold"/>
    </style:style>
    <style:style style:name="P122" style:family="paragraph" style:parent-style-name="Table_20_Contents">
      <style:text-properties style:font-name="Arial" officeooo:rsid="003f3b6e" officeooo:paragraph-rsid="003f3b6e"/>
    </style:style>
    <style:style style:name="P123" style:family="paragraph" style:parent-style-name="Table_20_Contents">
      <style:text-properties style:font-name="Arial" officeooo:rsid="0052a8d6" officeooo:paragraph-rsid="0052a8d6"/>
    </style:style>
    <style:style style:name="P124" style:family="paragraph" style:parent-style-name="Table_20_Contents">
      <style:text-properties style:font-name="Arial" officeooo:rsid="00556a59" officeooo:paragraph-rsid="00556a59"/>
    </style:style>
    <style:style style:name="P125" style:family="paragraph" style:parent-style-name="Table_20_Contents">
      <style:text-properties style:font-name="Arial" officeooo:rsid="00556a59" officeooo:paragraph-rsid="0057dcb7"/>
    </style:style>
    <style:style style:name="P126" style:family="paragraph" style:parent-style-name="Table_20_Contents">
      <style:text-properties style:font-name="Arial" officeooo:rsid="0055e44d" officeooo:paragraph-rsid="0055e44d"/>
    </style:style>
    <style:style style:name="P127" style:family="paragraph" style:parent-style-name="Table_20_Contents">
      <style:text-properties style:font-name="Arial" officeooo:paragraph-rsid="0057dcb7"/>
    </style:style>
    <style:style style:name="P128" style:family="paragraph" style:parent-style-name="Table_20_Contents">
      <style:text-properties style:font-name="Arial" officeooo:rsid="0057dcb7" officeooo:paragraph-rsid="0057dcb7"/>
    </style:style>
    <style:style style:name="P129" style:family="paragraph" style:parent-style-name="Table_20_Contents">
      <style:text-properties fo:color="#c9211e" loext:opacity="100%" style:font-name="Arial" fo:font-weight="bold" officeooo:rsid="002b274b" officeooo:paragraph-rsid="002b274b" style:font-weight-asian="bold" style:font-weight-complex="bold"/>
    </style:style>
    <style:style style:name="P130" style:family="paragraph" style:parent-style-name="Table_20_Contents">
      <style:text-properties fo:color="#c9211e" loext:opacity="100%" style:font-name="Arial" fo:font-weight="bold" officeooo:rsid="002b274b" officeooo:paragraph-rsid="0057dcb7" style:font-weight-asian="bold" style:font-weight-complex="bold"/>
    </style:style>
    <style:style style:name="P131" style:family="paragraph" style:parent-style-name="Table_20_Contents">
      <style:text-properties style:font-name="Arial" officeooo:rsid="0059748f" officeooo:paragraph-rsid="0059748f"/>
    </style:style>
    <style:style style:name="P132" style:family="paragraph" style:parent-style-name="Table_20_Contents">
      <style:text-properties style:font-name="Arial" officeooo:rsid="005a4bb5" officeooo:paragraph-rsid="005a4bb5"/>
    </style:style>
    <style:style style:name="T1" style:family="text">
      <style:text-properties officeooo:rsid="0002f288"/>
    </style:style>
    <style:style style:name="T2" style:family="text">
      <style:text-properties officeooo:rsid="00043b87"/>
    </style:style>
    <style:style style:name="T3" style:family="text">
      <style:text-properties officeooo:rsid="0009e1ad"/>
    </style:style>
    <style:style style:name="T4" style:family="text">
      <style:text-properties officeooo:rsid="000adbca"/>
    </style:style>
    <style:style style:name="T5" style:family="text">
      <style:text-properties officeooo:rsid="000ba3d5"/>
    </style:style>
    <style:style style:name="T6" style:family="text">
      <style:text-properties officeooo:rsid="001152ce"/>
    </style:style>
    <style:style style:name="T7" style:family="text">
      <style:text-properties officeooo:rsid="001de042"/>
    </style:style>
    <style:style style:name="T8" style:family="text">
      <style:text-properties officeooo:rsid="001f2c51"/>
    </style:style>
    <style:style style:name="T9" style:family="text">
      <style:text-properties officeooo:rsid="001fa726"/>
    </style:style>
    <style:style style:name="T10" style:family="text">
      <style:text-properties officeooo:rsid="002033fa"/>
    </style:style>
    <style:style style:name="T11" style:family="text">
      <style:text-properties officeooo:rsid="0020dbbd"/>
    </style:style>
    <style:style style:name="T12" style:family="text">
      <style:text-properties officeooo:rsid="0020ff45"/>
    </style:style>
    <style:style style:name="T13" style:family="text">
      <style:text-properties officeooo:rsid="00246d78"/>
    </style:style>
    <style:style style:name="T14" style:family="text">
      <style:text-properties officeooo:rsid="0027c900"/>
    </style:style>
    <style:style style:name="T15" style:family="text">
      <style:text-properties officeooo:rsid="00284612"/>
    </style:style>
    <style:style style:name="T16" style:family="text">
      <style:text-properties officeooo:rsid="002b274b"/>
    </style:style>
    <style:style style:name="T17" style:family="text">
      <style:text-properties officeooo:rsid="002c4f22"/>
    </style:style>
    <style:style style:name="T18" style:family="text">
      <style:text-properties fo:font-size="10.5pt" officeooo:rsid="0032021a" style:font-size-asian="10.5pt" style:font-size-complex="10.5pt"/>
    </style:style>
    <style:style style:name="T19" style:family="text">
      <style:text-properties fo:font-size="10.5pt" officeooo:rsid="00330c05" style:font-size-asian="10.5pt" style:font-size-complex="10.5pt"/>
    </style:style>
    <style:style style:name="T20" style:family="text">
      <style:text-properties officeooo:rsid="0032021a"/>
    </style:style>
    <style:style style:name="T21" style:family="text">
      <style:text-properties officeooo:rsid="00330c05"/>
    </style:style>
    <style:style style:name="T22" style:family="text">
      <style:text-properties officeooo:rsid="00337d48"/>
    </style:style>
    <style:style style:name="T23" style:family="text">
      <style:text-properties officeooo:rsid="00352c14"/>
    </style:style>
    <style:style style:name="T24" style:family="text">
      <style:text-properties officeooo:rsid="0035c6fb"/>
    </style:style>
    <style:style style:name="T25" style:family="text">
      <style:text-properties officeooo:rsid="0036ce0f"/>
    </style:style>
    <style:style style:name="T26" style:family="text">
      <style:text-properties officeooo:rsid="0036e608"/>
    </style:style>
    <style:style style:name="T27" style:family="text">
      <style:text-properties officeooo:rsid="0038bbcb"/>
    </style:style>
    <style:style style:name="T28" style:family="text">
      <style:text-properties officeooo:rsid="003c0e77"/>
    </style:style>
    <style:style style:name="T29" style:family="text">
      <style:text-properties officeooo:rsid="003f3b6e"/>
    </style:style>
    <style:style style:name="T30" style:family="text">
      <style:text-properties officeooo:rsid="004110c8"/>
    </style:style>
    <style:style style:name="T31" style:family="text">
      <style:text-properties officeooo:rsid="004143e7"/>
    </style:style>
    <style:style style:name="T32" style:family="text">
      <style:text-properties officeooo:rsid="00424532"/>
    </style:style>
    <style:style style:name="T33" style:family="text">
      <style:text-properties officeooo:rsid="0045d046"/>
    </style:style>
    <style:style style:name="T34" style:family="text">
      <style:text-properties officeooo:rsid="004c1b1f"/>
    </style:style>
    <style:style style:name="T35" style:family="text">
      <style:text-properties officeooo:rsid="004eb87c"/>
    </style:style>
    <style:style style:name="T36" style:family="text">
      <style:text-properties officeooo:rsid="0050ddd1"/>
    </style:style>
    <style:style style:name="T37" style:family="text">
      <style:text-properties officeooo:rsid="0051671c"/>
    </style:style>
    <style:style style:name="T38" style:family="text">
      <style:text-properties officeooo:rsid="0052a8d6"/>
    </style:style>
    <style:style style:name="T39" style:family="text">
      <style:text-properties officeooo:rsid="00551e1f"/>
    </style:style>
    <style:style style:name="T40" style:family="text">
      <style:text-properties officeooo:rsid="0057dcb7"/>
    </style:style>
    <style:style style:name="T41" style:family="text">
      <style:text-properties officeooo:rsid="00594fba"/>
    </style:style>
    <style:style style:name="T42" style:family="text">
      <style:text-properties officeooo:rsid="005bad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1 – FRENTE DE CAIXA</text:p>
      <text:p text:style-name="P1"/>
      <text:p text:style-name="P1"><text:tab/>1.1 – FUNÇÕES</text:p>
      <text:p text:style-name="P1"/>
      <text:p text:style-name="P1"><text:tab/><text:tab/>1.1.1 – CAPTURA DADOS DOS CARTÃO</text:p>
      <text:p text:style-name="P1"/>
      <text:p text:style-name="P1"><text:tab/><text:tab/>1.1.2 – CAPTURA SENHA NO PINPAD</text:p>
      <text:p text:style-name="P1"/>
      <text:p text:style-name="P1"><text:tab/><text:tab/>1.1.3 <text:s/>- <text:span text:style-name="T1">CONSULTA </text:span>SALDO</text:p>
      <text:p text:style-name="P1"/>
      <text:p text:style-name="P1"><text:tab/><text:tab/>1.1.4 – VENDA </text:p>
      <text:p text:style-name="P1"><text:tab/><text:tab/><text:tab/>1.1.4.1 – INICIA TRANSAÇÃO</text:p>
      <text:p text:style-name="P1"><text:tab/><text:tab/><text:tab/>1.1.4.2 – CONFIRMA TRANSAÇÃO</text:p>
      <text:p text:style-name="P1"><text:tab/><text:tab/><text:tab/>1.1.4.3 – CANCELA <text:s/>TRANSAÇÃO</text:p>
      <text:p text:style-name="P1"><text:tab/><text:tab/><text:tab/>1.1.4.3 – CONFIRMA CANCELA TRANSAÇÃO</text:p>
      <text:p text:style-name="P1"><text:tab/><text:tab/><text:tab/>1.1.4.4 – CONSULTA STATUS DA TRANSAÇÃO</text:p>
      <text:p text:style-name="P1"/>
      <text:p text:style-name="P11"><text:tab/><text:tab/>1.1.5 – CAPTURA DADOS DO CLIENTE</text:p>
      <text:p text:style-name="P1"/>
      <text:p text:style-name="P15"><text:tab/><text:tab/>1.1.6 – INICIALIZAÇÃO</text:p>
      <text:p text:style-name="P17"><text:tab/><text:tab/><text:tab/>1.1.6.1 – LOGIN</text:p>
      <text:p text:style-name="P17"><text:tab/><text:tab/><text:tab/>1.1.6.2 – ATUALIZAÇÃO DE TABELA<text:span text:style-name="T7">(EMV)</text:span></text:p>
      <text:p text:style-name="P17"><text:tab/><text:tab/><text:tab/>1.1.6.3 – VERIFICAÇÃO DE VERSÃO</text:p>
      <text:p text:style-name="P10"/>
      <text:p text:style-name="P11"><text:tab/>1.2 – BIBLIOTECA</text:p>
      <text:p text:style-name="P1"/>
      <text:p text:style-name="P18"><text:tab/>1.3 – CONFIGURAÇÃO</text:p>
      <text:p text:style-name="P18"><text:tab/><text:tab/>1.3.1 – IP/PORTA SERVIDOR TEF</text:p>
      <text:p text:style-name="P19"><text:tab/><text:tab/>1.3.2 – CHAVE <text:span text:style-name="T3">(CNPJ+NUMERO PDV+NUMERO LOJA+MAC-REDE)</text:span></text:p>
      <text:p text:style-name="P1"/>
      <text:p text:style-name="P12">2 – MODULO </text:p>
      <text:p text:style-name="P12"/>
      <text:p text:style-name="P15"><text:tab/>2.1 – INICIALIZAÇÃO</text:p>
      <text:p text:style-name="P20"><text:tab/><text:tab/>2.1.1 – ATUALIZAÇÃO DE TABELA (AUTOMÁTICO)</text:p>
      <text:p text:style-name="P13"/>
      <text:p text:style-name="P15"><text:tab/>2.2 – CONSULTAS</text:p>
      <text:p text:style-name="P13"/>
      <text:p text:style-name="P26"><text:tab/><text:tab/>2.2.1 – SALDO</text:p>
      <text:p text:style-name="P27"><text:tab/><text:tab/>2.2.2 – FUNÇÃO</text:p>
      <text:p text:style-name="P1"><text:tab/></text:p>
      <text:p text:style-name="P2"><text:tab/><text:span text:style-name="T2">2.3</text:span> – VENDA </text:p>
      <text:p text:style-name="P2"><text:tab/><text:tab/><text:span text:style-name="T2">2</text:span>.<text:span text:style-name="T2">3.1 –</text:span> INICIA TRANSAÇÃO </text:p>
      <text:p text:style-name="P2"><text:tab/><text:tab/>2.<text:span text:style-name="T2">3.2 –</text:span> CONFIRMA TRANSAÇÃO</text:p>
      <text:p text:style-name="P2"><text:tab/><text:tab/><text:span text:style-name="T2">2.3.3 –</text:span> CANCELA TRANSAÇÃO</text:p>
      <text:p text:style-name="P2"><text:span text:style-name="T2"><text:tab/><text:tab/>2.3.4 –</text:span> CONFIRMA CANCELA TRANSAÇÃO</text:p>
      <text:p text:style-name="P2"><text:tab/><text:tab/>2.3.<text:span text:style-name="T2">5</text:span> – STATUS DA TRANSAÇÃO</text:p>
      <text:p text:style-name="P2"/>
      <text:p text:style-name="P2"/>
      <text:p text:style-name="P2"/>
      <text:p text:style-name="P2"/>
      <text:p text:style-name="P2"/>
      <text:p text:style-name="P28"><text:soft-page-break/><text:tab/>2.4 – CONCILIADOR</text:p>
      <text:p text:style-name="P3"><text:tab/></text:p>
      <text:p text:style-name="P3"/>
      <text:p text:style-name="P30"><text:tab/>2.5 – CONFIGURAÇÕES</text:p>
      <text:p text:style-name="P30"><text:tab/><text:tab/>2.5.1 – TABELA DE BIM (AUTOMÁTICO)</text:p>
      <text:p text:style-name="P30"><text:tab/><text:tab/>2.5.2 – CÓDIGO DA LOJA</text:p>
      <text:p text:style-name="P30"><text:tab/><text:tab/>2.5.3 – CANCELAMENTO</text:p>
      <text:p text:style-name="P30"><text:tab/><text:tab/>2.5.4 – PARCELAMENTO</text:p>
      <text:p text:style-name="P30"><text:tab/><text:tab/>2.5.5 – CONTROLE DE VENDA (POR FUNÇÃO)</text:p>
      <text:p text:style-name="P30"><text:tab/><text:tab/><text:tab/>2.5.5.1 – FUNÇÃO ALIMENTAÇÃO</text:p>
      <text:p text:style-name="P30"><text:tab/><text:tab/><text:tab/>2.5.5.2 – FUNÇÃO REFEIÇÃO</text:p>
      <text:p text:style-name="P30"><text:tab/><text:tab/><text:tab/>2.5.5.3 – FUNÇÃO VALE CULTURA</text:p>
      <text:p text:style-name="P32"><text:tab/><text:tab/><text:tab/>2.5.5.4 – FUNÇÃO PERSONALIZADA</text:p>
      <text:p text:style-name="P32"><text:tab/><text:tab/><text:tab/><text:tab/><text:tab/>(CATEGORIA DE PRODUTOS) </text:p>
      <text:p text:style-name="P2"/>
      <text:p text:style-name="P2"/>
      <text:p text:style-name="P20">3 – CONCENTRADOR TEF</text:p>
      <text:p text:style-name="P20"/>
      <text:p text:style-name="P20"><text:tab/>3.1 – CONFIGURAÇÕES</text:p>
      <text:p text:style-name="P20"><text:tab/></text:p>
      <text:p text:style-name="P28"><text:tab/><text:tab/>3.1.1 – LOJA<text:tab/></text:p>
      <text:p text:style-name="P28"><text:tab/><text:tab/>3.1.2 – PDV</text:p>
      <text:p text:style-name="P29"><text:tab/><text:tab/><text:tab/>3.1.2.1-CHAVE </text:p>
      <text:p text:style-name="P29"><text:tab/><text:tab/><text:tab/><text:tab/>(CNPJ+NUMERO PDV+NUMERO LOJA+MAC-REDE)</text:p>
      <text:p text:style-name="P21"><text:tab/><text:tab/><text:tab/><text:span text:style-name="T6">3.1.2.2 – MODELO PINPAD</text:span><text:tab/></text:p>
      <text:p text:style-name="P20"/>
      <text:p text:style-name="P33"><text:tab/><text:tab/>3.1.3 – MODULO</text:p>
      <text:p text:style-name="P31"><text:span text:style-name="T5"><text:tab/><text:tab/><text:tab/>3</text:span>.<text:span text:style-name="T5">1</text:span>.<text:span text:style-name="T5">3.1</text:span> – TABELA DE BIM (AUTOMÁTICO)</text:p>
      <text:p text:style-name="P31"><text:tab/><text:tab/><text:tab/><text:span text:style-name="T5">3</text:span>.<text:span text:style-name="T5">1</text:span>.<text:span text:style-name="T5">3.</text:span>2 – CÓDIGO DA LOJA</text:p>
      <text:p text:style-name="P31"><text:tab/><text:tab/><text:tab/><text:span text:style-name="T5">3</text:span>.<text:span text:style-name="T5">1</text:span>.<text:span text:style-name="T5">3.</text:span>3 – CANCELAMENTO</text:p>
      <text:p text:style-name="P31"><text:tab/><text:tab/><text:tab/><text:span text:style-name="T5">3</text:span>.<text:span text:style-name="T5">1</text:span>.<text:span text:style-name="T5">3.</text:span>4 – PARCELAMENTO</text:p>
      <text:p text:style-name="P31"><text:tab/><text:tab/><text:tab/><text:span text:style-name="T5">3</text:span>.<text:span text:style-name="T5">1</text:span>.<text:span text:style-name="T5">3.</text:span>5 – CONTROLE DE VENDA (POR FUNÇÃO)</text:p>
      <text:p text:style-name="P31"><text:tab/><text:tab/><text:tab/><text:tab/><text:span text:style-name="T5">3</text:span>.<text:span text:style-name="T5">1</text:span>.<text:span text:style-name="T5">3</text:span>.<text:span text:style-name="T5">5.</text:span>1 – FUNÇÃO ALIMENTAÇÃO</text:p>
      <text:p text:style-name="P31"><text:tab/><text:tab/><text:tab/><text:tab/><text:span text:style-name="T5">3</text:span>.<text:span text:style-name="T5">1</text:span>.<text:span text:style-name="T5">3</text:span>.<text:span text:style-name="T5">5.</text:span>2 – FUNÇÃO REFEIÇÃO</text:p>
      <text:p text:style-name="P31"><text:tab/><text:tab/><text:tab/><text:tab/><text:span text:style-name="T5">3</text:span>.<text:span text:style-name="T5">1</text:span>.<text:span text:style-name="T5">3</text:span>.<text:span text:style-name="T5">5.</text:span>3 – FUNÇÃO VALE CULTURA</text:p>
      <text:p text:style-name="P22"><text:span text:style-name="T5"><text:tab/><text:tab/><text:tab/><text:tab/>3</text:span><text:span text:style-name="T4">.</text:span><text:span text:style-name="T5">1</text:span><text:span text:style-name="T4">.</text:span><text:span text:style-name="T5">3</text:span><text:span text:style-name="T4">.</text:span><text:span text:style-name="T5">5.4</text:span><text:span text:style-name="T4"> – FUNÇÃO PERSONALIZADA</text:span></text:p>
      <text:p text:style-name="P22"><text:span text:style-name="T4"><text:tab/><text:tab/><text:tab/><text:tab/><text:tab/>(CATEGORIA DE PRODUTOS) </text:span><text:span text:style-name="T5"><text:s/></text:span></text:p>
      <text:p text:style-name="P34"><text:tab/><text:tab/><text:tab/>3.1.3.6 – IP/PORTA SERVIDOR 1/2/3</text:p>
      <text:p text:style-name="P36"><text:tab/><text:tab/><text:tab/>3.1.3.7 – CONCILIAÇÃO</text:p>
      <text:p text:style-name="P36"><text:tab/><text:tab/><text:tab/>3.1.3.7.1 – IP/PORTA SERVIDOR 1/2/3</text:p>
      <text:p text:style-name="P36"/>
      <text:p text:style-name="P36"><text:tab/><text:tab/>3.1.4 – ALERTAS</text:p>
      <text:p text:style-name="P36"><text:tab/><text:tab/><text:tab/>3.1.4.1 – E-MAIL</text:p>
      <text:p text:style-name="P23"/>
      <text:p text:style-name="P23"/>
      <text:p text:style-name="P70"><text:tab/><text:tab/>3.1.5 – CHAVE API</text:p>
      <text:p text:style-name="P23"/>
      <text:p text:style-name="P23"/>
      <text:p text:style-name="P38"><text:tab/><text:tab/>3.1.6 – USUÁRIOS</text:p>
      <text:p text:style-name="P23"/>
      <text:p text:style-name="P23"/>
      <text:p text:style-name="P23"/>
      <text:p text:style-name="P36"><text:soft-page-break/><text:tab/>3.2 – FUNÇÕES </text:p>
      <text:p text:style-name="P37"><text:tab/><text:tab/>3.2.1 – CANCELA VENDA PENDENTE</text:p>
      <text:p text:style-name="P36"><text:tab/><text:tab/>3.2.2 – AUTORIZA VENDA PENDENTE</text:p>
      <text:p text:style-name="P36"><text:tab/><text:tab/>3.2.3 – CONCILIAÇÃO </text:p>
      <text:p text:style-name="P37"><text:tab/><text:tab/>3.2.4 – ATUALIZAÇÃO</text:p>
      <text:p text:style-name="P36"/>
      <text:p text:style-name="P36"/>
      <text:p text:style-name="P39"><text:tab/>3.3 – RELATÓRIOS</text:p>
      <text:p text:style-name="P40"><text:tab/></text:p>
      <text:p text:style-name="P40"><text:tab/>3.4 – MONITORAMENTO</text:p>
      <text:p text:style-name="P41"><text:tab/><text:tab/>3.4.1 – PORTA </text:p>
      <text:p text:style-name="P23"/>
      <text:p text:style-name="P23"/>
      <text:p text:style-name="P56">4 – TABELA<text:span text:style-name="T21">S</text:span></text:p>
      <text:p text:style-name="P56"/>
      <text:p text:style-name="P61"><text:tab/>4.1 – TABELA DE RETORNO</text:p>
      <text:p text:style-name="P60"><text:tab/>4.2 – TABELA DE TAGS</text:p>
      <text:p text:style-name="P56"/>
      <text:p text:style-name="P46">5 – MENSAGEIRIA </text:p>
      <text:p text:style-name="P46"/>
      <text:p text:style-name="P7"><text:span text:style-name="T14"><text:tab/>5.1 – ESTRUTURA D</text:span><text:span text:style-name="T15">O PACOTE</text:span></text:p>
      <text:p text:style-name="P60"><text:tab/>5.2 – TIPO DE DADOS</text:p>
      <text:p text:style-name="P60"><text:tab/>5.3 – PACOTES</text:p>
      <text:p text:style-name="P60"><text:tab/><text:tab/>5.3.1 – LOGIN</text:p>
      <text:p text:style-name="P72"><text:tab/><text:tab/>5.3.2 – VENDA </text:p>
      <text:p text:style-name="P7"/>
      <text:p text:style-name="P7"/>
      <text:p text:style-name="P54"><text:span text:style-name="T20">6</text:span> – VE<text:span text:style-name="T20">R</text:span>SIONAMENTO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<text:soft-page-break/></text:p>
      <text:p text:style-name="P68">1 – FRENTE DE CAIXA</text:p>
      <text:p text:style-name="P9"/>
      <text:p text:style-name="P9">1.1 – FUNÇÕES</text:p>
      <text:p text:style-name="P9"/>
      <text:p text:style-name="P9">1.1.1 – CAPTURA DADOS DOS CARTÃO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<text:soft-page-break/></text:p>
      <text:p text:style-name="P54"/>
      <text:p text:style-name="P67">2 – MODULO </text:p>
      <text:p text:style-name="P14"/>
      <text:p text:style-name="P16">2.1 – INICIALIZAÇÃO</text:p>
      <text:p text:style-name="P25">2.1.1 – ATUALIZAÇÃO DE TABELA (AUTOMÁTICO)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66">3 – CONCENTRADOR TEF</text:p>
      <text:p text:style-name="P25"/>
      <text:p text:style-name="P25">3.1 – CONFIGURAÇÕES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65">4 – TABELAS</text:p>
      <text:p text:style-name="P60"/>
      <text:p text:style-name="P55"><text:span text:style-name="T21">4.1 – </text:span><text:span text:style-name="T18">TABELA DE CÓDIGO DE RETORNO </text:span></text:p>
      <text:p text:style-name="P43"/>
      <table:table table:name="Tabela1" table:style-name="Tabela1">
        <table:table-column table:style-name="Tabela1.A"/>
        <table:table-column table:style-name="Tabela1.B"/>
        <table:table-row table:style-name="TableLine2097776610400">
          <table:table-cell table:style-name="Tabela1.A1" office:value-type="string">
            <text:p text:style-name="P75">0</text:p>
          </table:table-cell>
          <table:table-cell table:style-name="Tabela1.B1" office:value-type="string">
            <text:p text:style-name="P75">SUCESSO</text:p>
          </table:table-cell>
        </table:table-row>
        <table:table-row table:style-name="TableLine2097776608496">
          <table:table-cell table:style-name="Tabela1.A2" office:value-type="string">
            <text:p text:style-name="P75">1</text:p>
          </table:table-cell>
          <table:table-cell table:style-name="Tabela1.B2" office:value-type="string">
            <text:p text:style-name="P75">ERRO</text:p>
          </table:table-cell>
        </table:table-row>
        <table:table-row table:style-name="TableLine2097776614752">
          <table:table-cell table:style-name="Tabela1.A2" office:value-type="string">
            <text:p text:style-name="P75">2</text:p>
          </table:table-cell>
          <table:table-cell table:style-name="Tabela1.B2" office:value-type="string">
            <text:p text:style-name="P75">PORTA PINPAD NÃO INFORMADA</text:p>
          </table:table-cell>
        </table:table-row>
        <table:table-row table:style-name="TableLine2097776609856">
          <table:table-cell table:style-name="Tabela1.A2" office:value-type="string">
            <text:p text:style-name="P75">3</text:p>
          </table:table-cell>
          <table:table-cell table:style-name="Tabela1.B2" office:value-type="string">
            <text:p text:style-name="P75">MODELO PINPAD NÃO INFORMADO</text:p>
          </table:table-cell>
        </table:table-row>
        <table:table-row table:style-name="TableLine2097776606048">
          <table:table-cell table:style-name="Tabela1.A2" office:value-type="string">
            <text:p text:style-name="P75">4</text:p>
          </table:table-cell>
          <table:table-cell table:style-name="Tabela1.B2" office:value-type="string">
            <text:p text:style-name="P75">MODELO PINPAD NÃO SUPORTADO</text:p>
          </table:table-cell>
        </table:table-row>
        <table:table-row table:style-name="TableLine2097776616656">
          <table:table-cell table:style-name="Tabela1.A2" office:value-type="string">
            <text:p text:style-name="P75">5</text:p>
          </table:table-cell>
          <table:table-cell table:style-name="Tabela1.B2" office:value-type="string">
            <text:p text:style-name="P75">FALHA NA CONEXÃO COM PINPAD</text:p>
          </table:table-cell>
        </table:table-row>
        <table:table-row table:style-name="TableLine2097776618560">
          <table:table-cell table:style-name="Tabela1.A2" office:value-type="string">
            <text:p text:style-name="P75">6</text:p>
          </table:table-cell>
          <table:table-cell table:style-name="Tabela1.B2" office:value-type="string">
            <text:p text:style-name="P75">PINPAD RETORNOU FALHA(CONSULTA Nº DA FALHA NO RETORNO AUXILIAR)</text:p>
          </table:table-cell>
        </table:table-row>
        <table:table-row table:style-name="TableLine2097776615024">
          <table:table-cell table:style-name="Tabela1.A2" office:value-type="string">
            <text:p text:style-name="P75">7</text:p>
          </table:table-cell>
          <table:table-cell table:style-name="Tabela1.B2" office:value-type="string">
            <text:p text:style-name="P75">DLL OU S.O DO PINPAD NÃO ENCONTRADA</text:p>
          </table:table-cell>
        </table:table-row>
        <table:table-row table:style-name="TableLine2097776605776">
          <table:table-cell table:style-name="Tabela1.A2" office:value-type="string">
            <text:p text:style-name="P75">8</text:p>
          </table:table-cell>
          <table:table-cell table:style-name="Tabela1.B2" office:value-type="string">
            <text:p text:style-name="P75">DLL OU S.O DO PINPAD NÃO COMPAT<text:span text:style-name="T10">Í</text:span>VEL(VERIFIQUE 32 OU 64 BITS)</text:p>
          </table:table-cell>
        </table:table-row>
        <table:table-row table:style-name="TableLine2097776611760">
          <table:table-cell table:style-name="Tabela1.A2" office:value-type="string">
            <text:p text:style-name="P75">9</text:p>
          </table:table-cell>
          <table:table-cell table:style-name="Tabela1.B2" office:value-type="string">
            <text:p text:style-name="P76">HOST <text:s/>NÃO INFORMADO PARA O TEF</text:p>
          </table:table-cell>
        </table:table-row>
        <table:table-row table:style-name="TableLine2097776618016">
          <table:table-cell table:style-name="Tabela1.A2" office:value-type="string">
            <text:p text:style-name="P82">10</text:p>
          </table:table-cell>
          <table:table-cell table:style-name="Tabela1.B2" office:value-type="string">
            <text:p text:style-name="P82">HOST NÃO COMPAT<text:span text:style-name="T12">Í</text:span>VEL <text:span text:style-name="T11">PARA O TEF</text:span></text:p>
          </table:table-cell>
        </table:table-row>
        <table:table-row table:style-name="TableLine2097776605232">
          <table:table-cell table:style-name="Tabela1.A2" office:value-type="string">
            <text:p text:style-name="P82">11</text:p>
          </table:table-cell>
          <table:table-cell table:style-name="Tabela1.B2" office:value-type="string">
            <text:p text:style-name="P76">PORTA NÃO INFORMADA PARA O TEF</text:p>
          </table:table-cell>
        </table:table-row>
        <table:table-row table:style-name="TableLine2097776615568">
          <table:table-cell table:style-name="Tabela1.A2" office:value-type="string">
            <text:p text:style-name="P76">1<text:span text:style-name="T10">2</text:span></text:p>
          </table:table-cell>
          <table:table-cell table:style-name="Tabela1.B2" office:value-type="string">
            <text:p text:style-name="P82">PORTA NÃO COMPATÍVEL <text:s/><text:span text:style-name="T11">PARA O TEF</text:span></text:p>
          </table:table-cell>
        </table:table-row>
        <table:table-row table:style-name="TableLine2097776616384">
          <table:table-cell table:style-name="Tabela1.A2" office:value-type="string">
            <text:p text:style-name="P77">1<text:span text:style-name="T10">3</text:span></text:p>
          </table:table-cell>
          <table:table-cell table:style-name="Tabela1.B2" office:value-type="string">
            <text:p text:style-name="P79">VERS<text:span text:style-name="T10">Ã</text:span>O_<text:span text:style-name="T8">COMUNICAÇÃO</text:span> NÃO INFORMADA <text:span text:style-name="T11">PARA O TEF</text:span></text:p>
          </table:table-cell>
        </table:table-row>
        <table:table-row table:style-name="TableLine2097776603872">
          <table:table-cell table:style-name="Tabela1.A2" office:value-type="string">
            <text:p text:style-name="P77">1<text:span text:style-name="T10">4</text:span></text:p>
          </table:table-cell>
          <table:table-cell table:style-name="Tabela1.B2" office:value-type="string">
            <text:p text:style-name="P83">VERSÃO_COMUNICAÇÃO NÃO COMPATÍVEL PARA O TEF</text:p>
          </table:table-cell>
        </table:table-row>
        <table:table-row table:style-name="TableLine2097776604144">
          <table:table-cell table:style-name="Tabela1.A2" office:value-type="string">
            <text:p text:style-name="P78">1<text:span text:style-name="T10">5</text:span></text:p>
          </table:table-cell>
          <table:table-cell table:style-name="Tabela1.B2" office:value-type="string">
            <text:p text:style-name="P81">CHAV<text:span text:style-name="T9">E</text:span> NÃO INFORMADA PARA O TEF</text:p>
          </table:table-cell>
        </table:table-row>
        <table:table-row table:style-name="TableLine2097776613392">
          <table:table-cell table:style-name="Tabela1.A2" office:value-type="string">
            <text:p text:style-name="P80">1<text:span text:style-name="T10">6</text:span></text:p>
          </table:table-cell>
          <table:table-cell table:style-name="Tabela1.B2" office:value-type="string">
            <text:p text:style-name="P83">CHAVE NÃO COMPATÍVEL PARA O TEF</text:p>
          </table:table-cell>
        </table:table-row>
        <table:table-row table:style-name="TableLine2097776606320">
          <table:table-cell table:style-name="Tabela1.A2" office:value-type="string">
            <text:p text:style-name="P84">17</text:p>
          </table:table-cell>
          <table:table-cell table:style-name="Tabela1.B2" office:value-type="string">
            <text:p text:style-name="P84">VERSÃO <text:span text:style-name="T13">DLL DO </text:span>TEF NÃO COMPATÍVEL (SUGERE ATUALIZAÇÃO)</text:p>
          </table:table-cell>
        </table:table-row>
        <table:table-row table:style-name="TableLine2097776608768">
          <table:table-cell table:style-name="Tabela1.A2" office:value-type="string">
            <text:p text:style-name="P85">18</text:p>
          </table:table-cell>
          <table:table-cell table:style-name="Tabela1.B2" office:value-type="string">
            <text:p text:style-name="P85">PACOTE COM A PRIMEIRA TAG DIFERENTE DE ‘0000’</text:p>
          </table:table-cell>
        </table:table-row>
        <table:table-row table:style-name="TableLine2097776609584">
          <table:table-cell table:style-name="Tabela1.A2" office:value-type="string">
            <text:p text:style-name="P85">19</text:p>
          </table:table-cell>
          <table:table-cell table:style-name="Tabela1.B2" office:value-type="string">
            <text:p text:style-name="P85"><text:span text:style-name="T33">ERRO </text:span>O TAMANHO DO PACOTE NÃO PODE SER ZERO</text:p>
          </table:table-cell>
        </table:table-row>
        <table:table-row table:style-name="TableLine2097776607408">
          <table:table-cell table:style-name="Tabela1.A2" office:value-type="string">
            <text:p text:style-name="P85">20</text:p>
          </table:table-cell>
          <table:table-cell table:style-name="Tabela1.B2" office:value-type="string">
            <text:p text:style-name="P85"><text:span text:style-name="T33">ERRO </text:span>O TAMANHO DO PACOTE DIFERENTE DO TAMANHO DA MENSAGEM</text:p>
          </table:table-cell>
        </table:table-row>
        <table:table-row table:style-name="TableLine2097776618832">
          <table:table-cell table:style-name="Tabela1.A2" office:value-type="string">
            <text:p text:style-name="P86">21</text:p>
          </table:table-cell>
          <table:table-cell table:style-name="Tabela1.B2" office:value-type="string">
            <text:p text:style-name="P86"><text:span text:style-name="T33">ERRO </text:span>OS DADOS DO PACOTE MAIOR QUE OS DADOS DA MENSAGEM</text:p>
          </table:table-cell>
        </table:table-row>
        <table:table-row table:style-name="TableLine2097776619648">
          <table:table-cell table:style-name="Tabela1.A2" office:value-type="string">
            <text:p text:style-name="P87">22</text:p>
          </table:table-cell>
          <table:table-cell table:style-name="Tabela1.B2" office:value-type="string">
            <text:p text:style-name="P87">ERRO NÃO EXISTE PACOTE PARA <text:span text:style-name="T34">A</text:span> <text:span text:style-name="T34">FUNÇÃO </text:span>GET DA TAG</text:p>
          </table:table-cell>
        </table:table-row>
        <table:table-row table:style-name="TableLine2097776616928">
          <table:table-cell table:style-name="Tabela1.A2" office:value-type="string">
            <text:p text:style-name="P88">23</text:p>
          </table:table-cell>
          <table:table-cell table:style-name="Tabela1.B2" office:value-type="string">
            <text:p text:style-name="P88">ERRO NÃO EXISTE PACOTE PARA <text:span text:style-name="T34">A</text:span> <text:span text:style-name="T34">FUNÇÃO</text:span> “TAG<text:span text:style-name="T34">TOSTR</text:span>”</text:p>
          </table:table-cell>
        </table:table-row>
        <table:table-row table:style-name="TableLine2097776606864">
          <table:table-cell table:style-name="Tabela1.A2" office:value-type="string">
            <text:p text:style-name="P89">24</text:p>
          </table:table-cell>
          <table:table-cell table:style-name="Tabela1.B2" office:value-type="string">
            <text:p text:style-name="P98">NÃO FOI POSSÍVEL ENVIAR MENSAGEM </text:p>
          </table:table-cell>
        </table:table-row>
        <table:table-row table:style-name="TableLine2097776612032">
          <table:table-cell table:style-name="Tabela1.A2" office:value-type="string">
            <text:p text:style-name="P91">25</text:p>
          </table:table-cell>
          <table:table-cell table:style-name="Tabela1.B2" office:value-type="string">
            <text:p text:style-name="P99">NÃO FOI POSSÍVEL <text:span text:style-name="T39">CONECTAR AO SERVIDOR PARA ESCUTAR</text:span></text:p>
          </table:table-cell>
        </table:table-row>
        <table:table-row table:style-name="TableLine2097776617200">
          <table:table-cell table:style-name="Tabela1.A2" office:value-type="string">
            <text:p text:style-name="P93">26</text:p>
          </table:table-cell>
          <table:table-cell table:style-name="Tabela1.B2" office:value-type="string">
            <text:p text:style-name="P93"/>
          </table:table-cell>
        </table:table-row>
        <table:table-row table:style-name="TableLine2097776612304">
          <table:table-cell table:style-name="Tabela1.A2" office:value-type="string">
            <text:p text:style-name="P94">27</text:p>
          </table:table-cell>
          <table:table-cell table:style-name="Tabela1.B2" office:value-type="string">
            <text:p text:style-name="P87">ERRO NÃO EXISTE PACOTE PARA <text:span text:style-name="T34">A</text:span> <text:span text:style-name="T34">FUNÇÃO</text:span> <text:span text:style-name="T37">ADD</text:span> DA TAG</text:p>
          </table:table-cell>
        </table:table-row>
        <table:table-row table:style-name="TableLine2097776609040">
          <table:table-cell table:style-name="Tabela1.A2" office:value-type="string">
            <text:p text:style-name="P95">28</text:p>
          </table:table-cell>
          <table:table-cell table:style-name="Tabela1.B2" office:value-type="string">
            <text:p text:style-name="P92">ERRO <text:span text:style-name="T36">PARAMETRO NULO OU DIFERENTE DA ESTRUTURA DA TAG</text:span></text:p>
          </table:table-cell>
        </table:table-row>
        <table:table-row table:style-name="TableLine2097776609312">
          <table:table-cell table:style-name="Tabela1.A2" office:value-type="string">
            <text:p text:style-name="P96">29</text:p>
          </table:table-cell>
          <table:table-cell table:style-name="Tabela1.B2" office:value-type="string">
            <text:p text:style-name="P90">ERRO TAG NÃO LOCALIZADA NO PACOTE <text:span text:style-name="T35">DA FUNÇÃO GET DA TAG</text:span></text:p>
          </table:table-cell>
        </table:table-row>
        <table:table-row table:style-name="TableLine2097776603056">
          <table:table-cell table:style-name="Tabela1.A2" office:value-type="string">
            <text:p text:style-name="P97">30</text:p>
          </table:table-cell>
          <table:table-cell table:style-name="Tabela1.B2" office:value-type="string">
            <text:p text:style-name="P97">DADOS DO PACOTE MAL FORMATADO OU INCOMPATÍVEL, IMPOSSÍVEL DE LER</text:p>
          </table:table-cell>
        </table:table-row>
      </table:table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2"/>
      <text:p text:style-name="P42"/>
      <text:p text:style-name="P42"/>
      <text:p text:style-name="P23"/>
      <text:p text:style-name="P55"><text:span text:style-name="T21">4.2 – </text:span><text:span text:style-name="T27">T</text:span><text:span text:style-name="T18">ABELA DE </text:span><text:span text:style-name="T19">TAGS</text:span></text:p>
      <text:p text:style-name="P44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leLine2097776613936">
          <table:table-cell table:style-name="Tabela5.A1" office:value-type="string">
            <text:p text:style-name="P103">TAG</text:p>
          </table:table-cell>
          <table:table-cell table:style-name="Tabela5.A1" office:value-type="string">
            <text:p text:style-name="P106">TAG DEFINIÇÃO</text:p>
          </table:table-cell>
          <table:table-cell table:style-name="Tabela5.C1" office:value-type="string">
            <text:p text:style-name="P106">TIPO</text:p>
          </table:table-cell>
        </table:table-row>
        <table:table-row table:style-name="TableLine2097776604960">
          <table:table-cell table:style-name="Tabela5.A2" office:value-type="string">
            <text:p text:style-name="P106"><text:span text:style-name="T20">0</text:span>000</text:p>
          </table:table-cell>
          <table:table-cell table:style-name="Tabela5.A2" office:value-type="string">
            <text:p text:style-name="P106">PACOTE</text:p>
          </table:table-cell>
          <table:table-cell table:style-name="Tabela5.C2" office:value-type="string">
            <text:p text:style-name="P113"/>
          </table:table-cell>
        </table:table-row>
        <table:table-row table:style-name="TableLine2097776617472">
          <table:table-cell table:style-name="Tabela5.A2" office:value-type="string">
            <text:p text:style-name="P106">0001</text:p>
          </table:table-cell>
          <table:table-cell table:style-name="Tabela5.A2" office:value-type="string">
            <text:p text:style-name="P106">LOGIN</text:p>
          </table:table-cell>
          <table:table-cell table:style-name="Tabela5.C2" office:value-type="string">
            <text:p text:style-name="P106"/>
          </table:table-cell>
        </table:table-row>
        <table:table-row table:style-name="TableLine2097776622640">
          <table:table-cell table:style-name="Tabela5.A2" office:value-type="string">
            <text:p text:style-name="P106">0002</text:p>
          </table:table-cell>
          <table:table-cell table:style-name="Tabela5.A2" office:value-type="string">
            <text:p text:style-name="P126">VENDA</text:p>
          </table:table-cell>
          <table:table-cell table:style-name="Tabela5.C2" office:value-type="string">
            <text:p text:style-name="P109"/>
          </table:table-cell>
        </table:table-row>
        <table:table-row table:style-name="TableLine2097776627264">
          <table:table-cell table:style-name="Tabela5.A2" office:value-type="string">
            <text:p text:style-name="P109">0003</text:p>
          </table:table-cell>
          <table:table-cell table:style-name="Tabela5.A2" office:value-type="string">
            <text:p text:style-name="P109"/>
          </table:table-cell>
          <table:table-cell table:style-name="Tabela5.C2" office:value-type="string">
            <text:p text:style-name="P109"/>
          </table:table-cell>
        </table:table-row>
        <table:table-row table:style-name="TableLine2097776624544">
          <table:table-cell table:style-name="Tabela5.A2" office:value-type="string">
            <text:p text:style-name="P109">0004</text:p>
          </table:table-cell>
          <table:table-cell table:style-name="Tabela5.A2" office:value-type="string">
            <text:p text:style-name="P109"/>
          </table:table-cell>
          <table:table-cell table:style-name="Tabela5.C2" office:value-type="string">
            <text:p text:style-name="P109"/>
          </table:table-cell>
        </table:table-row>
        <table:table-row table:style-name="TableLine2097776620464">
          <table:table-cell table:style-name="Tabela5.A2" office:value-type="string">
            <text:p text:style-name="P109">0005</text:p>
          </table:table-cell>
          <table:table-cell table:style-name="Tabela5.A2" office:value-type="string">
            <text:p text:style-name="P109"/>
          </table:table-cell>
          <table:table-cell table:style-name="Tabela5.C2" office:value-type="string">
            <text:p text:style-name="P109"/>
          </table:table-cell>
        </table:table-row>
        <table:table-row table:style-name="TableLine2097776632432">
          <table:table-cell table:style-name="Tabela5.A2" office:value-type="string">
            <text:p text:style-name="P111">0006</text:p>
          </table:table-cell>
          <table:table-cell table:style-name="Tabela5.A2" office:value-type="string">
            <text:p text:style-name="P111"/>
          </table:table-cell>
          <table:table-cell table:style-name="Tabela5.C2" office:value-type="string">
            <text:p text:style-name="P111"/>
          </table:table-cell>
        </table:table-row>
      </table:table>
      <text:p text:style-name="P54"/>
      <text:p text:style-name="P53"/>
      <text:p text:style-name="P24"/>
      <text:p text:style-name="P24"/>
      <text:p text:style-name="P24"/>
      <text:p text:style-name="P24"/>
      <text:p text:style-name="P24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64">5 – MENSAGEIRIA </text:p>
      <text:p text:style-name="P45"/>
      <text:p text:style-name="P4"><text:span text:style-name="T14">5.1 – ESTRUTURA D</text:span><text:span text:style-name="T15">O PACOTE</text:span></text:p>
      <text:p text:style-name="P4"/>
      <table:table table:name="Tabela2" table:style-name="Tabela2">
        <table:table-column table:style-name="Tabela2.A" table:number-columns-repeated="3"/>
        <table:table-row table:style-name="TableLine2097776602784">
          <table:table-cell table:style-name="Tabela2.A1" office:value-type="string">
            <text:p text:style-name="P100">Nome</text:p>
          </table:table-cell>
          <table:table-cell table:style-name="Tabela2.A1" office:value-type="string">
            <text:p text:style-name="P100">Tipo</text:p>
          </table:table-cell>
          <table:table-cell table:style-name="Tabela2.C1" office:value-type="string">
            <text:p text:style-name="P100">Tamanho</text:p>
          </table:table-cell>
        </table:table-row>
        <table:table-row table:style-name="TableLine2097776621280">
          <table:table-cell table:style-name="Tabela2.A2" office:value-type="string">
            <text:p text:style-name="P100">Tag</text:p>
          </table:table-cell>
          <table:table-cell table:style-name="Tabela2.A2" office:value-type="string">
            <text:p text:style-name="P100">Hex</text:p>
          </table:table-cell>
          <table:table-cell table:style-name="Tabela2.C2" office:value-type="string">
            <text:p text:style-name="P100">4</text:p>
          </table:table-cell>
        </table:table-row>
        <table:table-row table:style-name="TableLine2097776624816">
          <table:table-cell table:style-name="Tabela2.A2" office:value-type="string">
            <text:p text:style-name="P100">Qtd de Digitos do tamanho</text:p>
          </table:table-cell>
          <table:table-cell table:style-name="Tabela2.A2" office:value-type="string">
            <text:p text:style-name="P100">Hex</text:p>
          </table:table-cell>
          <table:table-cell table:style-name="Tabela2.C2" office:value-type="string">
            <text:p text:style-name="P122">1</text:p>
          </table:table-cell>
        </table:table-row>
        <table:table-row table:style-name="TableLine2097776624272">
          <table:table-cell table:style-name="Tabela2.A2" office:value-type="string">
            <text:p text:style-name="P100">Tamanho</text:p>
          </table:table-cell>
          <table:table-cell table:style-name="Tabela2.A2" office:value-type="string">
            <text:p text:style-name="P100">Numerico</text:p>
          </table:table-cell>
          <table:table-cell table:style-name="Tabela2.C2" office:value-type="string">
            <text:p text:style-name="P101">Variavel</text:p>
          </table:table-cell>
        </table:table-row>
        <table:table-row table:style-name="TableLine2097776622096">
          <table:table-cell table:style-name="Tabela2.A2" office:value-type="string">
            <text:p text:style-name="P101">Dados</text:p>
          </table:table-cell>
          <table:table-cell table:style-name="Tabela2.A2" office:value-type="string">
            <text:p text:style-name="P101">String</text:p>
          </table:table-cell>
          <table:table-cell table:style-name="Tabela2.C2" office:value-type="string">
            <text:p text:style-name="P101">Variavel </text:p>
          </table:table-cell>
        </table:table-row>
      </table:table>
      <text:p text:style-name="P4"/>
      <text:p text:style-name="P47">5.2 – TIPOS DE DADOS</text:p>
      <text:p text:style-name="P47"/>
      <table:table table:name="Tabela3" table:style-name="Tabela3">
        <table:table-column table:style-name="Tabela3.A"/>
        <table:table-column table:style-name="Tabela3.B"/>
        <table:table-row table:style-name="TableLine2097776629712">
          <table:table-cell table:style-name="Tabela3.A1" office:value-type="string">
            <text:p text:style-name="P101">Tipo</text:p>
          </table:table-cell>
          <table:table-cell table:style-name="Tabela3.B1" office:value-type="string">
            <text:p text:style-name="P101">Definição</text:p>
          </table:table-cell>
        </table:table-row>
        <table:table-row table:style-name="TableLine2097776628896">
          <table:table-cell table:style-name="Tabela3.A2" office:value-type="string">
            <text:p text:style-name="P101">Texto </text:p>
          </table:table-cell>
          <table:table-cell table:style-name="Tabela3.B2" office:value-type="string">
            <text:p text:style-name="P101">Ascii</text:p>
          </table:table-cell>
        </table:table-row>
        <table:table-row table:style-name="TableLine2097776626176">
          <table:table-cell table:style-name="Tabela3.A2" office:value-type="string">
            <text:p text:style-name="P101">Numerico</text:p>
          </table:table-cell>
          <table:table-cell table:style-name="Tabela3.B2" office:value-type="string">
            <text:p text:style-name="P101">Ponto como separador decimal</text:p>
          </table:table-cell>
        </table:table-row>
        <table:table-row table:style-name="TableLine2097776623456">
          <table:table-cell table:style-name="Tabela3.A2" office:value-type="string">
            <text:p text:style-name="P101">Data </text:p>
          </table:table-cell>
          <table:table-cell table:style-name="Tabela3.B2" office:value-type="string">
            <text:p text:style-name="P101">DD/MM/AAAA</text:p>
          </table:table-cell>
        </table:table-row>
        <table:table-row table:style-name="TableLine2097776625632">
          <table:table-cell table:style-name="Tabela3.A2" office:value-type="string">
            <text:p text:style-name="P128">Hora</text:p>
          </table:table-cell>
          <table:table-cell table:style-name="Tabela3.B2" office:value-type="string">
            <text:p text:style-name="P128">HH:MM:SS</text:p>
          </table:table-cell>
        </table:table-row>
        <table:table-row table:style-name="TableLine2097776630800">
          <table:table-cell table:style-name="Tabela3.A2" office:value-type="string">
            <text:p text:style-name="P101">Dados </text:p>
          </table:table-cell>
          <table:table-cell table:style-name="Tabela3.B2" office:value-type="string">
            <text:p text:style-name="P101">Hexadecimal </text:p>
          </table:table-cell>
        </table:table-row>
      </table:table>
      <text:p text:style-name="P6"/>
      <text:p text:style-name="P60">5.3 – PACOTES</text:p>
      <text:p text:style-name="P60"/>
      <text:p text:style-name="P69">As solicitações são divididas por pacotes individuais.</text:p>
      <text:p text:style-name="P69"/>
      <text:p text:style-name="P69">A primeira tag é sempre indicativa para o tamanho do pacote<text:span text:style-name="T29">(Máximo 15 dígitos(xF) 999 terabytes)</text:span></text:p>
      <text:p text:style-name="P69">A segunda tag é destinada a alguma requisição ou função TIPO COMANDO</text:p>
      <text:p text:style-name="P69">As tags subsequentes são parâmetros da segunda tag TIPO DADOS</text:p>
      <text:p text:style-name="P48"/>
      <text:p text:style-name="P48">5.3.<text:span text:style-name="T21">1</text:span> – L<text:span text:style-name="T21">OGIN</text:span></text:p>
      <text:p text:style-name="P48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leLine2097776627808">
          <table:table-cell table:style-name="Tabela4.A1" office:value-type="string">
            <text:p text:style-name="P102">TAG</text:p>
          </table:table-cell>
          <table:table-cell table:style-name="Tabela4.A1" office:value-type="string">
            <text:p text:style-name="P105">TAG DEFINIÇÃO</text:p>
          </table:table-cell>
          <table:table-cell table:style-name="Tabela4.C1" office:value-type="string">
            <text:p text:style-name="P105">TIPO</text:p>
          </table:table-cell>
        </table:table-row>
        <table:table-row table:style-name="TableLine2097776631344">
          <table:table-cell table:style-name="Tabela4.A2" office:value-type="string">
            <text:p text:style-name="P129"><text:span text:style-name="T20">0</text:span>000</text:p>
          </table:table-cell>
          <table:table-cell table:style-name="Tabela4.A2" office:value-type="string">
            <text:p text:style-name="P105">PACOTE</text:p>
          </table:table-cell>
          <table:table-cell table:style-name="Tabela4.C2" office:value-type="string">
            <text:p text:style-name="P74"/>
          </table:table-cell>
        </table:table-row>
        <table:table-row table:style-name="TableLine2097776625904">
          <table:table-cell table:style-name="Tabela4.A2" office:value-type="string">
            <text:p text:style-name="P118">0001</text:p>
          </table:table-cell>
          <table:table-cell table:style-name="Tabela4.A2" office:value-type="string">
            <text:p text:style-name="P105">LOGIN DO FRENTE DE CAIXA</text:p>
          </table:table-cell>
          <table:table-cell table:style-name="Tabela4.C2" office:value-type="string">
            <text:p text:style-name="P114">Comando sem Dados</text:p>
          </table:table-cell>
        </table:table-row>
        <table:table-row table:style-name="TableLine2097776632704">
          <table:table-cell table:style-name="Tabela4.A2" office:value-type="string">
            <text:p text:style-name="P105">0002</text:p>
          </table:table-cell>
          <table:table-cell table:style-name="Tabela4.A2" office:value-type="string">
            <text:p text:style-name="P105">CHAVE DO FRENTE DE CAIXA</text:p>
          </table:table-cell>
          <table:table-cell table:style-name="Tabela4.C2" office:value-type="string">
            <text:p text:style-name="P108">Texto</text:p>
          </table:table-cell>
        </table:table-row>
        <table:table-row table:style-name="TableLine2097776628624">
          <table:table-cell table:style-name="Tabela4.A2" office:value-type="string">
            <text:p text:style-name="P108">0003</text:p>
          </table:table-cell>
          <table:table-cell table:style-name="Tabela4.A2" office:value-type="string">
            <text:p text:style-name="P108">H<text:span text:style-name="T22">OST</text:span></text:p>
          </table:table-cell>
          <table:table-cell table:style-name="Tabela4.C2" office:value-type="string">
            <text:p text:style-name="P108">Texto</text:p>
          </table:table-cell>
        </table:table-row>
        <table:table-row table:style-name="TableLine2097776625088">
          <table:table-cell table:style-name="Tabela4.A2" office:value-type="string">
            <text:p text:style-name="P108">0004</text:p>
          </table:table-cell>
          <table:table-cell table:style-name="Tabela4.A2" office:value-type="string">
            <text:p text:style-name="P108">P<text:span text:style-name="T22">ORTA</text:span></text:p>
          </table:table-cell>
          <table:table-cell table:style-name="Tabela4.C2" office:value-type="string">
            <text:p text:style-name="P108">Num<text:span text:style-name="T22">é</text:span>rico</text:p>
          </table:table-cell>
        </table:table-row>
        <table:table-row table:style-name="TableLine2097776625360">
          <table:table-cell table:style-name="Tabela4.A2" office:value-type="string">
            <text:p text:style-name="P108">0005</text:p>
          </table:table-cell>
          <table:table-cell table:style-name="Tabela4.A2" office:value-type="string">
            <text:p text:style-name="P108">V<text:span text:style-name="T22">ERSÃO DA</text:span> DLL “Tef_lib”</text:p>
          </table:table-cell>
          <table:table-cell table:style-name="Tabela4.C2" office:value-type="string">
            <text:p text:style-name="P108">Texto</text:p>
          </table:table-cell>
        </table:table-row>
        <table:table-row table:style-name="TableLine2097776626992">
          <table:table-cell table:style-name="Tabela4.A2" office:value-type="string">
            <text:p text:style-name="P111">0006</text:p>
          </table:table-cell>
          <table:table-cell table:style-name="Tabela4.A2" office:value-type="string">
            <text:p text:style-name="P115">VERSÃO DA MENSA<text:span text:style-name="T42">GEM</text:span></text:p>
          </table:table-cell>
          <table:table-cell table:style-name="Tabela4.C2" office:value-type="string">
            <text:p text:style-name="P111">Texto</text:p>
          </table:table-cell>
        </table:table-row>
        <table:table-row table:style-name="TableLine2097776629168">
          <table:table-cell table:style-name="Tabela4.A2" office:value-type="string">
            <text:p text:style-name="P124">0007</text:p>
          </table:table-cell>
          <table:table-cell table:style-name="Tabela4.A2" office:value-type="string">
            <text:p text:style-name="P124">SOLICITA CHAVE SIMETRICA</text:p>
          </table:table-cell>
          <table:table-cell table:style-name="Tabela4.C2" office:value-type="string">
            <text:p text:style-name="P124">Comando sem Dados</text:p>
          </table:table-cell>
        </table:table-row>
        <table:table-row table:style-name="TableLine2097776630528">
          <table:table-cell table:style-name="Tabela4.A2" office:value-type="string">
            <text:p text:style-name="P124">0008</text:p>
          </table:table-cell>
          <table:table-cell table:style-name="Tabela4.A2" office:value-type="string">
            <text:p text:style-name="P124">CHAVE PUBLICA (hex)</text:p>
          </table:table-cell>
          <table:table-cell table:style-name="Tabela4.C2" office:value-type="string">
            <text:p text:style-name="P124">Texto</text:p>
          </table:table-cell>
        </table:table-row>
        <table:table-row table:style-name="TableLine2097776619920">
          <table:table-cell table:style-name="Tabela4.A2" office:value-type="string">
            <text:p text:style-name="P124">0009</text:p>
          </table:table-cell>
          <table:table-cell table:style-name="Tabela4.A2" office:value-type="string">
            <text:p text:style-name="P124">CHAVE SIMETRICA CRIPTOGRAFADA</text:p>
          </table:table-cell>
          <table:table-cell table:style-name="Tabela4.C2" office:value-type="string">
            <text:p text:style-name="P124">Texto</text:p>
          </table:table-cell>
        </table:table-row>
      </table:table>
      <text:p text:style-name="P51"><text:soft-page-break/></text:p>
      <text:p text:style-name="P51"/>
      <text:p text:style-name="P51"/>
      <text:p text:style-name="P51"/>
      <text:p text:style-name="P51"/>
      <text:p text:style-name="P50">Exemplo <text:s text:c="4"/></text:p>
      <text:p text:style-name="P4"/>
      <text:p text:style-name="P50"><text:span text:style-name="T20">“0</text:span>000 <text:span text:style-name="T32">2</text:span><text:span text:style-name="T28"> </text:span><text:span text:style-name="T32">86</text:span> 0001 0 0002 2 20 12345678901234567890 <text:span text:style-name="T22">0003 </text:span><text:span text:style-name="T28">1</text:span><text:span text:style-name="T22"> </text:span><text:span text:style-name="T28">9</text:span><text:span text:style-name="T22"> 127.0.0.1 </text:span><text:span text:style-name="T23">0004 </text:span><text:span text:style-name="T28">1</text:span><text:span text:style-name="T23"> </text:span><text:span text:style-name="T26">4</text:span><text:span text:style-name="T24"> 1000 0005 </text:span><text:span text:style-name="T25">1</text:span><text:span text:style-name="T24"> </text:span><text:span text:style-name="T28">5</text:span><text:span text:style-name="T24"> </text:span><text:span text:style-name="T28">1.2.3</text:span><text:span text:style-name="T24"> 0006 </text:span><text:span text:style-name="T25">1</text:span><text:span text:style-name="T24"> </text:span><text:span text:style-name="T28">5</text:span><text:span text:style-name="T24"> 1.2.</text:span><text:span text:style-name="T28">3</text:span><text:span text:style-name="T24">”</text:span></text:p>
      <text:p text:style-name="P4"/>
      <text:p text:style-name="P4"/>
      <text:p text:style-name="P4">TAG =<text:span text:style-name="T24">0</text:span>00<text:span text:style-name="T17">0</text:span> = PACOTE</text:p>
      <text:p text:style-name="P4">QT = <text:span text:style-name="T31">2</text:span></text:p>
      <text:p text:style-name="P4">TM =<text:span text:style-name="T31">86</text:span> </text:p>
      <text:p text:style-name="P8">DADOS=<text:span text:style-name="T31">0</text:span><text:span text:style-name="T16">0010000222012345678901234567890</text:span><text:span text:style-name="T22">0003</text:span><text:span text:style-name="T30">19</text:span><text:span text:style-name="T22">127.0.0.1</text:span><text:span text:style-name="T30">0</text:span><text:span text:style-name="T23">004</text:span><text:span text:style-name="T30">1</text:span><text:span text:style-name="T26">4</text:span><text:span text:style-name="T24">10000005</text:span><text:span text:style-name="T25">1</text:span><text:span text:style-name="T30">5</text:span><text:span text:style-name="T26">1.</text:span><text:span text:style-name="T25">2.</text:span><text:span text:style-name="T24">30006</text:span><text:span text:style-name="T25">1</text:span><text:span text:style-name="T30">5</text:span><text:span text:style-name="T24">1.2.2</text:span></text:p>
      <text:p text:style-name="P4"/>
      <text:p text:style-name="P4">TAG =000<text:span text:style-name="T17">1</text:span></text:p>
      <text:p text:style-name="P4">QT = <text:span text:style-name="T17">0</text:span></text:p>
      <text:p text:style-name="P4">TM = </text:p>
      <text:p text:style-name="P4">DADOS = </text:p>
      <text:p text:style-name="P4"/>
      <text:p text:style-name="P5">TAG =000<text:span text:style-name="T17">2</text:span></text:p>
      <text:p text:style-name="P5">QT = <text:span text:style-name="T17">2</text:span></text:p>
      <text:p text:style-name="P5">TM = <text:span text:style-name="T17">20</text:span></text:p>
      <text:p text:style-name="P5">DADOS = <text:s/>“<text:span text:style-name="T16">12345678901234567890”</text:span></text:p>
      <text:p text:style-name="P5"/>
      <text:p text:style-name="P8">TAG =000<text:span text:style-name="T25">3</text:span></text:p>
      <text:p text:style-name="P8">QT = <text:span text:style-name="T30">1</text:span></text:p>
      <text:p text:style-name="P8">TM = <text:span text:style-name="T30">9</text:span></text:p>
      <text:p text:style-name="P8">DADOS = <text:s/>“<text:span text:style-name="T22">127.0.0.1“</text:span></text:p>
      <text:p text:style-name="P8"/>
      <text:p text:style-name="P8">TAG =000<text:span text:style-name="T25">4</text:span></text:p>
      <text:p text:style-name="P8">QT = <text:span text:style-name="T30">1</text:span></text:p>
      <text:p text:style-name="P8">TM = <text:span text:style-name="T30">4</text:span></text:p>
      <text:p text:style-name="P8">DADOS = <text:span text:style-name="T25">1000</text:span></text:p>
      <text:p text:style-name="P35"/>
      <text:p text:style-name="P8">TAG =000<text:span text:style-name="T25">5</text:span></text:p>
      <text:p text:style-name="P8">QT = <text:span text:style-name="T25">1</text:span></text:p>
      <text:p text:style-name="P8">TM = <text:span text:style-name="T30">5</text:span></text:p>
      <text:p text:style-name="P8">DADOS = <text:s/>“<text:span text:style-name="T26">1.</text:span><text:span text:style-name="T25">2.3</text:span><text:span text:style-name="T22">“</text:span></text:p>
      <text:p text:style-name="P58"/>
      <text:p text:style-name="P8">TAG =000<text:span text:style-name="T25">6</text:span></text:p>
      <text:p text:style-name="P8">QT = <text:span text:style-name="T25">1</text:span></text:p>
      <text:p text:style-name="P8">TM = <text:span text:style-name="T30">5</text:span></text:p>
      <text:p text:style-name="P8">DADOS = <text:s/>“<text:span text:style-name="T25">1.2.</text:span><text:span text:style-name="T26">2</text:span><text:span text:style-name="T22">“</text:span></text:p>
      <text:p text:style-name="P57"/>
      <text:p text:style-name="P57"/>
      <text:p text:style-name="P57"/>
      <text:p text:style-name="P57"/>
      <text:p text:style-name="P57"/>
      <text:p text:style-name="P57"/>
      <text:p text:style-name="P57"><text:soft-page-break/></text:p>
      <text:p text:style-name="P57"/>
      <text:p text:style-name="P57"/>
      <text:p text:style-name="P49">5.3.<text:span text:style-name="T40">2</text:span> – <text:span text:style-name="T40">VENDA</text:span></text:p>
      <text:p text:style-name="P49"/>
      <text:p text:style-name="P73">Atenção as Tag assinaladas com “*” são de caráter requerido, obrigatória para a mensageira.</text:p>
      <text:p text:style-name="P49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leLine2097776627536">
          <table:table-cell table:style-name="Tabela7.A1" office:value-type="string">
            <text:p text:style-name="P104">TAG</text:p>
          </table:table-cell>
          <table:table-cell table:style-name="Tabela7.A1" office:value-type="string">
            <text:p text:style-name="P107">TAG DEFINIÇÃO</text:p>
          </table:table-cell>
          <table:table-cell table:style-name="Tabela7.C1" office:value-type="string">
            <text:p text:style-name="P107">TIPO</text:p>
          </table:table-cell>
        </table:table-row>
        <table:table-row table:style-name="TableLine2097776577216">
          <table:table-cell table:style-name="Tabela7.A2" office:value-type="string">
            <text:p text:style-name="P130"><text:span text:style-name="T20">0</text:span>000</text:p>
          </table:table-cell>
          <table:table-cell table:style-name="Tabela7.A2" office:value-type="string">
            <text:p text:style-name="P107">PACOTE</text:p>
          </table:table-cell>
          <table:table-cell table:style-name="Tabela7.C2" office:value-type="string">
            <text:p text:style-name="P127"/>
          </table:table-cell>
        </table:table-row>
        <table:table-row table:style-name="TableLine2097776574224">
          <table:table-cell table:style-name="Tabela7.A2" office:value-type="string">
            <text:p text:style-name="P119">0001</text:p>
          </table:table-cell>
          <table:table-cell table:style-name="Tabela7.A2" office:value-type="string">
            <text:p text:style-name="P107"><text:span text:style-name="T40">VENDA</text:span> DO FRENTE DE CAIXA</text:p>
          </table:table-cell>
          <table:table-cell table:style-name="Tabela7.C2" office:value-type="string">
            <text:p text:style-name="P116">Comando sem Dados</text:p>
          </table:table-cell>
        </table:table-row>
        <table:table-row table:style-name="TableLine2097776576944">
          <table:table-cell table:style-name="Tabela7.A2" office:value-type="string">
            <text:p text:style-name="P107">0002</text:p>
          </table:table-cell>
          <table:table-cell table:style-name="Tabela7.A2" office:value-type="string">
            <text:p text:style-name="P119"><text:span text:style-name="T40">* NUMERO</text:span> <text:span text:style-name="T40">NSU</text:span></text:p>
          </table:table-cell>
          <table:table-cell table:style-name="Tabela7.C2" office:value-type="string">
            <text:p text:style-name="P110">Texto</text:p>
          </table:table-cell>
        </table:table-row>
        <table:table-row table:style-name="TableLine2097776581568">
          <table:table-cell table:style-name="Tabela7.A2" office:value-type="string">
            <text:p text:style-name="P110">0003</text:p>
          </table:table-cell>
          <table:table-cell table:style-name="Tabela7.A2" office:value-type="string">
            <text:p text:style-name="P120">* DATA DA VENDA</text:p>
          </table:table-cell>
          <table:table-cell table:style-name="Tabela7.C2" office:value-type="string">
            <text:p text:style-name="P128">Data</text:p>
          </table:table-cell>
        </table:table-row>
        <table:table-row table:style-name="TableLine2097776584288">
          <table:table-cell table:style-name="Tabela7.A2" office:value-type="string">
            <text:p text:style-name="P110">0004</text:p>
          </table:table-cell>
          <table:table-cell table:style-name="Tabela7.A2" office:value-type="string">
            <text:p text:style-name="P120">* HORA DA VENDA</text:p>
          </table:table-cell>
          <table:table-cell table:style-name="Tabela7.C2" office:value-type="string">
            <text:p text:style-name="P128">Hora</text:p>
          </table:table-cell>
        </table:table-row>
        <table:table-row table:style-name="TableLine2097776584016">
          <table:table-cell table:style-name="Tabela7.A2" office:value-type="string">
            <text:p text:style-name="P110">0005</text:p>
          </table:table-cell>
          <table:table-cell table:style-name="Tabela7.A2" office:value-type="string">
            <text:p text:style-name="P121">* V<text:span text:style-name="T40">ALOR DA PARCELA</text:span></text:p>
          </table:table-cell>
          <table:table-cell table:style-name="Tabela7.C2" office:value-type="string">
            <text:p text:style-name="P128">Num<text:span text:style-name="T41">é</text:span>rico</text:p>
          </table:table-cell>
        </table:table-row>
        <table:table-row table:style-name="TableLine2097776577488">
          <table:table-cell table:style-name="Tabela7.A2" office:value-type="string">
            <text:p text:style-name="P112">0006</text:p>
          </table:table-cell>
          <table:table-cell table:style-name="Tabela7.A2" office:value-type="string">
            <text:p text:style-name="P120">* NUMERO PARCELA</text:p>
          </table:table-cell>
          <table:table-cell table:style-name="Tabela7.C2" office:value-type="string">
            <text:p text:style-name="P128">Numérico</text:p>
          </table:table-cell>
        </table:table-row>
        <table:table-row table:style-name="TableLine2097776581840">
          <table:table-cell table:style-name="Tabela7.A2" office:value-type="string">
            <text:p text:style-name="P125">0007</text:p>
          </table:table-cell>
          <table:table-cell table:style-name="Tabela7.A2" office:value-type="string">
            <text:p text:style-name="P131">CUPOM FISCAL</text:p>
          </table:table-cell>
          <table:table-cell table:style-name="Tabela7.C2" office:value-type="string">
            <text:p text:style-name="P131">Texto</text:p>
          </table:table-cell>
        </table:table-row>
        <table:table-row table:style-name="TableLine2097776573952">
          <table:table-cell table:style-name="Tabela7.A2" office:value-type="string">
            <text:p text:style-name="P125">0008</text:p>
          </table:table-cell>
          <table:table-cell table:style-name="Tabela7.A2" office:value-type="string">
            <text:p text:style-name="P131">NUMERO CAIXA</text:p>
          </table:table-cell>
          <table:table-cell table:style-name="Tabela7.C2" office:value-type="string">
            <text:p text:style-name="P131">Numérico</text:p>
          </table:table-cell>
        </table:table-row>
        <table:table-row table:style-name="TableLine2097776568784">
          <table:table-cell table:style-name="Tabela7.A2" office:value-type="string">
            <text:p text:style-name="P125">0009</text:p>
          </table:table-cell>
          <table:table-cell table:style-name="Tabela7.A2" office:value-type="string">
            <text:p text:style-name="P131">OPERADOR CAIXA</text:p>
          </table:table-cell>
          <table:table-cell table:style-name="Tabela7.C2" office:value-type="string">
            <text:p text:style-name="P131">Texto</text:p>
          </table:table-cell>
        </table:table-row>
        <table:table-row table:style-name="TableLine2097776568784">
          <table:table-cell table:style-name="Tabela7.A2" office:value-type="string">
            <text:p text:style-name="P131">0010</text:p>
          </table:table-cell>
          <table:table-cell table:style-name="Tabela7.A2" office:value-type="string">
            <text:p text:style-name="P132">VALOR TOTAL DOS ITENS</text:p>
          </table:table-cell>
          <table:table-cell table:style-name="Tabela7.C2" office:value-type="string">
            <text:p text:style-name="P132">Numérico</text:p>
          </table:table-cell>
        </table:table-row>
        <table:table-row table:style-name="TableLine2097776568784">
          <table:table-cell table:style-name="Tabela7.A2" office:value-type="string">
            <text:p text:style-name="P132">0011</text:p>
          </table:table-cell>
          <table:table-cell table:style-name="Tabela7.A2" office:value-type="string">
            <text:p text:style-name="P132">VALOR TOTAL ALIMENTAÇÃO</text:p>
          </table:table-cell>
          <table:table-cell table:style-name="Tabela7.C2" office:value-type="string">
            <text:p text:style-name="P132">Numérico</text:p>
          </table:table-cell>
        </table:table-row>
        <table:table-row table:style-name="TableLine2097776568784">
          <table:table-cell table:style-name="Tabela7.A2" office:value-type="string">
            <text:p text:style-name="P132">0012</text:p>
          </table:table-cell>
          <table:table-cell table:style-name="Tabela7.A2" office:value-type="string">
            <text:p text:style-name="P132">VALOR TOTAL REFEIÇÃO</text:p>
          </table:table-cell>
          <table:table-cell table:style-name="Tabela7.C2" office:value-type="string">
            <text:p text:style-name="P132">Numérico</text:p>
          </table:table-cell>
        </table:table-row>
        <table:table-row table:style-name="TableLine2097776568784">
          <table:table-cell table:style-name="Tabela7.A2" office:value-type="string">
            <text:p text:style-name="P132">0013</text:p>
          </table:table-cell>
          <table:table-cell table:style-name="Tabela7.A2" office:value-type="string">
            <text:p text:style-name="P132">VALOR TOTAL VALE-CULTURA</text:p>
          </table:table-cell>
          <table:table-cell table:style-name="Tabela7.C2" office:value-type="string">
            <text:p text:style-name="P132">Numérico</text:p>
          </table:table-cell>
        </table:table-row>
        <table:table-row table:style-name="TableLine2097776568784">
          <table:table-cell table:style-name="Tabela7.A2" office:value-type="string">
            <text:p text:style-name="P132">0014</text:p>
          </table:table-cell>
          <table:table-cell table:style-name="Tabela7.A2" office:value-type="string">
            <text:p text:style-name="P132">TABELA DE ITENS</text:p>
          </table:table-cell>
          <table:table-cell table:style-name="Tabela7.C2" office:value-type="string">
            <text:p text:style-name="P132">Dados</text:p>
          </table:table-cell>
        </table:table-row>
      </table:table>
      <text:p text:style-name="P52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63">6 – VERSIONAMENTO</text:p>
      <text:p text:style-name="P57"/>
      <text:p text:style-name="P71">6.1 – ESTRUTURA DA VERSÃO</text:p>
      <text:p text:style-name="P57"/>
      <table:table table:name="Tabela6" table:style-name="Tabela6">
        <table:table-column table:style-name="Tabela6.A" table:number-columns-repeated="2"/>
        <table:table-column table:style-name="Tabela6.C"/>
        <table:table-row table:style-name="TableLine2097776629984">
          <table:table-cell table:style-name="Tabela6.A1" office:value-type="string">
            <text:p text:style-name="P114">C<text:span text:style-name="T23">Ó</text:span>DIGO</text:p>
          </table:table-cell>
          <table:table-cell table:style-name="Tabela6.A1" office:value-type="string">
            <text:p text:style-name="P114">DESCRIÇÃO</text:p>
          </table:table-cell>
          <table:table-cell table:style-name="Tabela6.C1" office:value-type="string">
            <text:p text:style-name="P114">DETALHAMENTO</text:p>
          </table:table-cell>
        </table:table-row>
        <table:table-row table:style-name="TableLine2097776574768">
          <table:table-cell table:style-name="Tabela6.A2" office:value-type="string">
            <text:p text:style-name="P123">1</text:p>
          </table:table-cell>
          <table:table-cell table:style-name="Tabela6.A2" office:value-type="string">
            <text:p text:style-name="P117">FUNCIONALIDADE</text:p>
          </table:table-cell>
          <table:table-cell table:style-name="Tabela6.C2" office:value-type="string">
            <text:p text:style-name="P117">Indica a funcionalidade do sistema</text:p>
          </table:table-cell>
        </table:table-row>
        <table:table-row table:style-name="TableLine2097776578304">
          <table:table-cell table:style-name="Tabela6.A2" office:value-type="string">
            <text:p text:style-name="P123">2</text:p>
          </table:table-cell>
          <table:table-cell table:style-name="Tabela6.A2" office:value-type="string">
            <text:p text:style-name="P117">CORREÇÃO</text:p>
          </table:table-cell>
          <table:table-cell table:style-name="Tabela6.C2" office:value-type="string">
            <text:p text:style-name="P117">Correções no código existe a necessidade de atualização</text:p>
          </table:table-cell>
        </table:table-row>
        <table:table-row table:style-name="TableLine2097776573408">
          <table:table-cell table:style-name="Tabela6.A2" office:value-type="string">
            <text:p text:style-name="P123">3</text:p>
          </table:table-cell>
          <table:table-cell table:style-name="Tabela6.A2" office:value-type="string">
            <text:p text:style-name="P117">MELHORIAS</text:p>
          </table:table-cell>
          <table:table-cell table:style-name="Tabela6.C2" office:value-type="string">
            <text:p text:style-name="P117">Melhorias no código sugere atualização</text:p>
          </table:table-cell>
        </table:table-row>
      </table:table>
      <text:p text:style-name="P57"/>
      <text:p text:style-name="P62">Exemplo</text:p>
      <text:p text:style-name="P62"><text:soft-page-break/></text:p>
      <text:p text:style-name="P62"><text:span text:style-name="T20">1.</text:span><text:span text:style-name="T38">2</text:span><text:span text:style-name="T20">.</text:span><text:span text:style-name="T38">3</text:span></text:p>
      <text:p text:style-name="P57"/>
      <text:p text:style-name="P62">1 = Versão do Código</text:p>
      <text:p text:style-name="P59"><text:span text:style-name="T38">2</text:span><text:span text:style-name="T23"> = Versão da Correção (atualização obrigatório)</text:span></text:p>
      <text:p text:style-name="P59"><text:span text:style-name="T23">3 = Versão da Melhoria</text:span> <text:span text:style-name="T23">(atualização sugerida não obrigatória)</text:span></text:p>
      <text:p text:style-name="P57"/>
      <text:p text:style-name="P57"/>
      <text:p text:style-name="P57"/>
      <text:p text:style-name="P57"/>
      <text:p text:style-name="P3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30" svg:d="M10 0l-10 30h20z"/>
    <draw:marker draw:name="Pontas_20_das_20_setas_20_1" draw:display-name="Pontas das setas 1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5T14:29:21.343000000</meta:creation-date>
    <dc:date>2022-03-23T15:34:02.214000000</dc:date>
    <meta:editing-duration>PT19H39M22S</meta:editing-duration>
    <meta:editing-cycles>54</meta:editing-cycles>
    <meta:generator>LibreOffice/7.0.6.2$Windows_X86_64 LibreOffice_project/144abb84a525d8e30c9dbbefa69cbbf2d8d4ae3b</meta:generator>
    <meta:document-statistic meta:table-count="7" meta:image-count="0" meta:object-count="0" meta:page-count="12" meta:paragraph-count="342" meta:word-count="957" meta:character-count="6016" meta:non-whitespace-character-count="5068"/>
  </office:meta>
</office:document-meta>
</file>